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453.51pt" svg:height="255.09pt" svg:x="451.39pt" svg:y="115pt">
            <draw:object draw:notify-on-update-of-ranges="'source_2.sender_i.routed_msg_pub.network'.D1:'source_2.sender_i.routed_msg_pub.network'.D1 'source_2.sender_i.routed_msg_pub.network'.D2:'source_2.sender_i.routed_msg_pub.network'.D208 'source_2.sender_i.routed_msg_pub.network'.E1:'source_2.sender_i.routed_msg_pub.network'.E1 'source_2.sender_i.routed_msg_pub.network'.E2:'source_2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1279.17901" calcext:value-type="float">
            <text:p>1442771279.17901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771280.40093" calcext:value-type="float">
            <text:p>1442771280.40093</text:p>
          </table:table-cell>
          <table:table-cell table:formula="of:=[.G2]-[.B3]" office:value-type="float" office:value="0.318683862686157" calcext:value-type="float">
            <text:p>0.3186838627</text:p>
          </table:table-cell>
          <table:table-cell table:formula="of:=MAX([.H2:.H2000])" office:value-type="float" office:value="9.60342812538147" calcext:value-type="float">
            <text:p>9.6034281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1280.08225" calcext:value-type="float">
            <text:p>1442771280.08225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903240442276001" calcext:value-type="float">
            <text:p>0.9032404423</text:p>
          </table:table-cell>
          <table:table-cell table:formula="of:=[.C3]/([.D3]-[.D2])" office:value-type="float" office:value="72662.8225753702" calcext:value-type="float">
            <text:p>72662.8225753702</text:p>
          </table:table-cell>
          <table:table-cell/>
          <table:table-cell office:value-type="float" office:value="1442771280.59631" calcext:value-type="float">
            <text:p>1442771280.59631</text:p>
          </table:table-cell>
          <table:table-cell table:formula="of:=[.G3]-[.B4]" office:value-type="float" office:value="0.431584119796753" calcext:value-type="float">
            <text:p>0.43158411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1280.16473" calcext:value-type="float">
            <text:p>1442771280.16473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985718488693237" calcext:value-type="float">
            <text:p>0.9857184887</text:p>
          </table:table-cell>
          <table:table-cell table:formula="of:=[.C4]/([.D4]-[.D3])" office:value-type="float" office:value="795751.146529147" calcext:value-type="float">
            <text:p>795751.146529147</text:p>
          </table:table-cell>
          <table:table-cell/>
          <table:table-cell office:value-type="float" office:value="1442771286.32721" calcext:value-type="float">
            <text:p>1442771286.32721</text:p>
          </table:table-cell>
          <table:table-cell table:formula="of:=[.G4]-[.B5]" office:value-type="float" office:value="6.08011698722839" calcext:value-type="float">
            <text:p>6.08011698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1280.24709" calcext:value-type="float">
            <text:p>1442771280.24709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1.06808352470398" calcext:value-type="float">
            <text:p>1.0680835247</text:p>
          </table:table-cell>
          <table:table-cell table:formula="of:=[.C5]/([.D5]-[.D4])" office:value-type="float" office:value="796842.970983952" calcext:value-type="float">
            <text:p>796842.970983952</text:p>
          </table:table-cell>
          <table:table-cell/>
          <table:table-cell office:value-type="float" office:value="1442771286.528" calcext:value-type="float">
            <text:p>1442771286.528</text:p>
          </table:table-cell>
          <table:table-cell table:formula="of:=[.G5]-[.B6]" office:value-type="float" office:value="6.19864439964294" calcext:value-type="float">
            <text:p>6.19864439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1280.32935" calcext:value-type="float">
            <text:p>1442771280.32935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1.15034461021423" calcext:value-type="float">
            <text:p>1.1503446102</text:p>
          </table:table-cell>
          <table:table-cell table:formula="of:=[.C6]/([.D6]-[.D5])" office:value-type="float" office:value="797849.914001183" calcext:value-type="float">
            <text:p>797849.914001183</text:p>
          </table:table-cell>
          <table:table-cell/>
          <table:table-cell office:value-type="float" office:value="1442771286.72921" calcext:value-type="float">
            <text:p>1442771286.72921</text:p>
          </table:table-cell>
          <table:table-cell table:formula="of:=[.G6]-[.B7]" office:value-type="float" office:value="6.31739044189453" calcext:value-type="float">
            <text:p>6.31739044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1280.41182" calcext:value-type="float">
            <text:p>1442771280.41182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1.23280835151672" calcext:value-type="float">
            <text:p>1.2328083515</text:p>
          </table:table-cell>
          <table:table-cell table:formula="of:=[.C7]/([.D7]-[.D6])" office:value-type="float" office:value="795889.186730581" calcext:value-type="float">
            <text:p>795889.186730581</text:p>
          </table:table-cell>
          <table:table-cell/>
          <table:table-cell office:value-type="float" office:value="1442771287.04462" calcext:value-type="float">
            <text:p>1442771287.04462</text:p>
          </table:table-cell>
          <table:table-cell table:formula="of:=[.G7]-[.B8]" office:value-type="float" office:value="6.55051445960999" calcext:value-type="float">
            <text:p>6.55051445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1280.49411" calcext:value-type="float">
            <text:p>1442771280.49411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1.31509923934937" calcext:value-type="float">
            <text:p>1.3150992393</text:p>
          </table:table-cell>
          <table:table-cell table:formula="of:=[.C8]/([.D8]-[.D7])" office:value-type="float" office:value="797560.966087503" calcext:value-type="float">
            <text:p>797560.966087503</text:p>
          </table:table-cell>
          <table:table-cell/>
          <table:table-cell office:value-type="float" office:value="1442771290.02758" calcext:value-type="float">
            <text:p>1442771290.02758</text:p>
          </table:table-cell>
          <table:table-cell table:formula="of:=[.G8]-[.B9]" office:value-type="float" office:value="9.45118236541748" calcext:value-type="float">
            <text:p>9.45118236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1280.57639" calcext:value-type="float">
            <text:p>1442771280.57639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1.39738512039185" calcext:value-type="float">
            <text:p>1.3973851204</text:p>
          </table:table-cell>
          <table:table-cell table:formula="of:=[.C9]/([.D9]-[.D8])" office:value-type="float" office:value="797609.494709271" calcext:value-type="float">
            <text:p>797609.494709271</text:p>
          </table:table-cell>
          <table:table-cell/>
          <table:table-cell office:value-type="float" office:value="1442771290.05511" calcext:value-type="float">
            <text:p>1442771290.05511</text:p>
          </table:table-cell>
          <table:table-cell table:formula="of:=[.G9]-[.B10]" office:value-type="float" office:value="9.39644956588745" calcext:value-type="float">
            <text:p>9.39644956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1280.65866" calcext:value-type="float">
            <text:p>1442771280.65866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1.47965502738953" calcext:value-type="float">
            <text:p>1.4796550274</text:p>
          </table:table-cell>
          <table:table-cell table:formula="of:=[.C10]/([.D10]-[.D9])" office:value-type="float" office:value="797764.363606857" calcext:value-type="float">
            <text:p>797764.363606857</text:p>
          </table:table-cell>
          <table:table-cell/>
          <table:table-cell office:value-type="float" office:value="1442771290.08268" calcext:value-type="float">
            <text:p>1442771290.08268</text:p>
          </table:table-cell>
          <table:table-cell table:formula="of:=[.G10]-[.B11]" office:value-type="float" office:value="9.34159445762634" calcext:value-type="float">
            <text:p>9.34159445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1280.74109" calcext:value-type="float">
            <text:p>1442771280.74109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1.56208062171936" calcext:value-type="float">
            <text:p>1.5620806217</text:p>
          </table:table-cell>
          <table:table-cell table:formula="of:=[.C11]/([.D11]-[.D10])" office:value-type="float" office:value="796257.528181929" calcext:value-type="float">
            <text:p>796257.528181929</text:p>
          </table:table-cell>
          <table:table-cell/>
          <table:table-cell office:value-type="float" office:value="1442771290.11023" calcext:value-type="float">
            <text:p>1442771290.11023</text:p>
          </table:table-cell>
          <table:table-cell table:formula="of:=[.G11]-[.B12]" office:value-type="float" office:value="9.28663802146912" calcext:value-type="float">
            <text:p>9.28663802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1280.82359" calcext:value-type="float">
            <text:p>1442771280.82359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1.64458274841309" calcext:value-type="float">
            <text:p>1.6445827484</text:p>
          </table:table-cell>
          <table:table-cell table:formula="of:=[.C12]/([.D12]-[.D11])" office:value-type="float" office:value="795518.886969388" calcext:value-type="float">
            <text:p>795518.886969388</text:p>
          </table:table-cell>
          <table:table-cell/>
          <table:table-cell office:value-type="float" office:value="1442771290.13775" calcext:value-type="float">
            <text:p>1442771290.13775</text:p>
          </table:table-cell>
          <table:table-cell table:formula="of:=[.G12]-[.B13]" office:value-type="float" office:value="9.23184967041016" calcext:value-type="float">
            <text:p>9.23184967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1280.9059" calcext:value-type="float">
            <text:p>1442771280.9059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1.72688913345337" calcext:value-type="float">
            <text:p>1.7268891335</text:p>
          </table:table-cell>
          <table:table-cell table:formula="of:=[.C13]/([.D13]-[.D12])" office:value-type="float" office:value="797410.795868118" calcext:value-type="float">
            <text:p>797410.795868118</text:p>
          </table:table-cell>
          <table:table-cell/>
          <table:table-cell office:value-type="float" office:value="1442771290.16529" calcext:value-type="float">
            <text:p>1442771290.16529</text:p>
          </table:table-cell>
          <table:table-cell table:formula="of:=[.G13]-[.B14]" office:value-type="float" office:value="9.17702007293701" calcext:value-type="float">
            <text:p>9.177020072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1280.98827" calcext:value-type="float">
            <text:p>1442771280.98827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1.80925989151001" calcext:value-type="float">
            <text:p>1.8092598915</text:p>
          </table:table-cell>
          <table:table-cell table:formula="of:=[.C14]/([.D14]-[.D13])" office:value-type="float" office:value="796787.616727643" calcext:value-type="float">
            <text:p>796787.616727643</text:p>
          </table:table-cell>
          <table:table-cell/>
          <table:table-cell office:value-type="float" office:value="1442771290.19283" calcext:value-type="float">
            <text:p>1442771290.19283</text:p>
          </table:table-cell>
          <table:table-cell table:formula="of:=[.G14]-[.B15]" office:value-type="float" office:value="9.12609791755676" calcext:value-type="float">
            <text:p>9.126097917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1281.06673" calcext:value-type="float">
            <text:p>1442771281.06673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1.88772320747376" calcext:value-type="float">
            <text:p>1.8877232075</text:p>
          </table:table-cell>
          <table:table-cell table:formula="of:=[.C15]/([.D15]-[.D14])" office:value-type="float" office:value="836467.324811075" calcext:value-type="float">
            <text:p>836467.324811075</text:p>
          </table:table-cell>
          <table:table-cell/>
          <table:table-cell office:value-type="float" office:value="1442771290.22037" calcext:value-type="float">
            <text:p>1442771290.22037</text:p>
          </table:table-cell>
          <table:table-cell table:formula="of:=[.G15]-[.B16]" office:value-type="float" office:value="9.07511234283447" calcext:value-type="float">
            <text:p>9.075112342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1281.14526" calcext:value-type="float">
            <text:p>1442771281.14526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1.96625113487244" calcext:value-type="float">
            <text:p>1.9662511349</text:p>
          </table:table-cell>
          <table:table-cell table:formula="of:=[.C16]/([.D16]-[.D15])" office:value-type="float" office:value="835779.093809394" calcext:value-type="float">
            <text:p>835779.093809394</text:p>
          </table:table-cell>
          <table:table-cell/>
          <table:table-cell office:value-type="float" office:value="1442771290.24795" calcext:value-type="float">
            <text:p>1442771290.24795</text:p>
          </table:table-cell>
          <table:table-cell table:formula="of:=[.G16]-[.B17]" office:value-type="float" office:value="9.02426266670227" calcext:value-type="float">
            <text:p>9.02426266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1281.22369" calcext:value-type="float">
            <text:p>1442771281.22369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2.0446834564209" calcext:value-type="float">
            <text:p>2.0446834564</text:p>
          </table:table-cell>
          <table:table-cell table:formula="of:=[.C17]/([.D17]-[.D16])" office:value-type="float" office:value="836797.874960863" calcext:value-type="float">
            <text:p>836797.874960863</text:p>
          </table:table-cell>
          <table:table-cell/>
          <table:table-cell office:value-type="float" office:value="1442771290.27549" calcext:value-type="float">
            <text:p>1442771290.27549</text:p>
          </table:table-cell>
          <table:table-cell table:formula="of:=[.G17]-[.B18]" office:value-type="float" office:value="8.9734001159668" calcext:value-type="float">
            <text:p>8.9734001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1281.30209" calcext:value-type="float">
            <text:p>1442771281.30209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2.1230845451355" calcext:value-type="float">
            <text:p>2.1230845451</text:p>
          </table:table-cell>
          <table:table-cell table:formula="of:=[.C18]/([.D18]-[.D17])" office:value-type="float" office:value="837131.232181196" calcext:value-type="float">
            <text:p>837131.232181196</text:p>
          </table:table-cell>
          <table:table-cell/>
          <table:table-cell office:value-type="float" office:value="1442771290.3031" calcext:value-type="float">
            <text:p>1442771290.3031</text:p>
          </table:table-cell>
          <table:table-cell table:formula="of:=[.G18]-[.B19]" office:value-type="float" office:value="8.92252540588379" calcext:value-type="float">
            <text:p>8.922525405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1281.38057" calcext:value-type="float">
            <text:p>1442771281.38057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2.20156359672546" calcext:value-type="float">
            <text:p>2.2015635967</text:p>
          </table:table-cell>
          <table:table-cell table:formula="of:=[.C19]/([.D19]-[.D18])" office:value-type="float" office:value="836299.606969149" calcext:value-type="float">
            <text:p>836299.606969149</text:p>
          </table:table-cell>
          <table:table-cell/>
          <table:table-cell office:value-type="float" office:value="1442771290.33063" calcext:value-type="float">
            <text:p>1442771290.33063</text:p>
          </table:table-cell>
          <table:table-cell table:formula="of:=[.G19]-[.B20]" office:value-type="float" office:value="8.87161707878113" calcext:value-type="float">
            <text:p>8.87161707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1281.45901" calcext:value-type="float">
            <text:p>1442771281.45901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2.2800030708313" calcext:value-type="float">
            <text:p>2.2800030708</text:p>
          </table:table-cell>
          <table:table-cell table:formula="of:=[.C20]/([.D20]-[.D19])" office:value-type="float" office:value="836721.57097134" calcext:value-type="float">
            <text:p>836721.57097134</text:p>
          </table:table-cell>
          <table:table-cell/>
          <table:table-cell office:value-type="float" office:value="1442771290.35815" calcext:value-type="float">
            <text:p>1442771290.35815</text:p>
          </table:table-cell>
          <table:table-cell table:formula="of:=[.G20]-[.B21]" office:value-type="float" office:value="8.82066559791565" calcext:value-type="float">
            <text:p>8.820665597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1281.53748" calcext:value-type="float">
            <text:p>1442771281.53748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2.3584713935852" calcext:value-type="float">
            <text:p>2.3584713936</text:p>
          </table:table-cell>
          <table:table-cell table:formula="of:=[.C21]/([.D21]-[.D20])" office:value-type="float" office:value="836413.952746719" calcext:value-type="float">
            <text:p>836413.952746719</text:p>
          </table:table-cell>
          <table:table-cell/>
          <table:table-cell office:value-type="float" office:value="1442771290.38568" calcext:value-type="float">
            <text:p>1442771290.38568</text:p>
          </table:table-cell>
          <table:table-cell table:formula="of:=[.G21]-[.B22]" office:value-type="float" office:value="8.769775390625" calcext:value-type="float">
            <text:p>8.76977539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1281.61591" calcext:value-type="float">
            <text:p>1442771281.61591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2.43689966201782" calcext:value-type="float">
            <text:p>2.436899662</text:p>
          </table:table-cell>
          <table:table-cell table:formula="of:=[.C22]/([.D22]-[.D21])" office:value-type="float" office:value="836841.120066149" calcext:value-type="float">
            <text:p>836841.120066149</text:p>
          </table:table-cell>
          <table:table-cell/>
          <table:table-cell office:value-type="float" office:value="1442771290.41322" calcext:value-type="float">
            <text:p>1442771290.41322</text:p>
          </table:table-cell>
          <table:table-cell table:formula="of:=[.G22]-[.B23]" office:value-type="float" office:value="8.71884250640869" calcext:value-type="float">
            <text:p>8.718842506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1281.69437" calcext:value-type="float">
            <text:p>1442771281.69437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2.51536512374878" calcext:value-type="float">
            <text:p>2.5153651237</text:p>
          </table:table-cell>
          <table:table-cell table:formula="of:=[.C23]/([.D23]-[.D22])" office:value-type="float" office:value="836444.450235181" calcext:value-type="float">
            <text:p>836444.450235181</text:p>
          </table:table-cell>
          <table:table-cell/>
          <table:table-cell office:value-type="float" office:value="1442771290.44075" calcext:value-type="float">
            <text:p>1442771290.44075</text:p>
          </table:table-cell>
          <table:table-cell table:formula="of:=[.G23]-[.B24]" office:value-type="float" office:value="8.66791248321533" calcext:value-type="float">
            <text:p>8.667912483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1281.77284" calcext:value-type="float">
            <text:p>1442771281.77284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2.59382820129395" calcext:value-type="float">
            <text:p>2.5938282013</text:p>
          </table:table-cell>
          <table:table-cell table:formula="of:=[.C24]/([.D24]-[.D23])" office:value-type="float" office:value="836469.866507849" calcext:value-type="float">
            <text:p>836469.866507849</text:p>
          </table:table-cell>
          <table:table-cell/>
          <table:table-cell office:value-type="float" office:value="1442771290.46829" calcext:value-type="float">
            <text:p>1442771290.46829</text:p>
          </table:table-cell>
          <table:table-cell table:formula="of:=[.G24]-[.B25]" office:value-type="float" office:value="8.61700296401978" calcext:value-type="float">
            <text:p>8.61700296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1281.85129" calcext:value-type="float">
            <text:p>1442771281.85129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2.67227959632874" calcext:value-type="float">
            <text:p>2.6722795963</text:p>
          </table:table-cell>
          <table:table-cell table:formula="of:=[.C25]/([.D25]-[.D24])" office:value-type="float" office:value="836594.428574468" calcext:value-type="float">
            <text:p>836594.428574468</text:p>
          </table:table-cell>
          <table:table-cell/>
          <table:table-cell office:value-type="float" office:value="1442771290.49583" calcext:value-type="float">
            <text:p>1442771290.49583</text:p>
          </table:table-cell>
          <table:table-cell table:formula="of:=[.G25]-[.B26]" office:value-type="float" office:value="8.56608724594116" calcext:value-type="float">
            <text:p>8.566087245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1281.92974" calcext:value-type="float">
            <text:p>1442771281.92974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2.75073075294495" calcext:value-type="float">
            <text:p>2.7507307529</text:p>
          </table:table-cell>
          <table:table-cell table:formula="of:=[.C26]/([.D26]-[.D25])" office:value-type="float" office:value="836596.971043738" calcext:value-type="float">
            <text:p>836596.971043738</text:p>
          </table:table-cell>
          <table:table-cell/>
          <table:table-cell office:value-type="float" office:value="1442771290.52337" calcext:value-type="float">
            <text:p>1442771290.52337</text:p>
          </table:table-cell>
          <table:table-cell table:formula="of:=[.G26]-[.B27]" office:value-type="float" office:value="8.51706624031067" calcext:value-type="float">
            <text:p>8.517066240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1282.0063" calcext:value-type="float">
            <text:p>1442771282.0063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2.82729315757751" calcext:value-type="float">
            <text:p>2.8272931576</text:p>
          </table:table-cell>
          <table:table-cell table:formula="of:=[.C27]/([.D27]-[.D26])" office:value-type="float" office:value="857235.353499872" calcext:value-type="float">
            <text:p>857235.353499872</text:p>
          </table:table-cell>
          <table:table-cell/>
          <table:table-cell office:value-type="float" office:value="1442771290.55095" calcext:value-type="float">
            <text:p>1442771290.55095</text:p>
          </table:table-cell>
          <table:table-cell table:formula="of:=[.G27]-[.B28]" office:value-type="float" office:value="8.48003149032593" calcext:value-type="float">
            <text:p>8.480031490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1282.07092" calcext:value-type="float">
            <text:p>1442771282.07092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2.89191484451294" calcext:value-type="float">
            <text:p>2.8919148445</text:p>
          </table:table-cell>
          <table:table-cell table:formula="of:=[.C28]/([.D28]-[.D27])" office:value-type="float" office:value="1015634.27252502" calcext:value-type="float">
            <text:p>1015634.27252502</text:p>
          </table:table-cell>
          <table:table-cell/>
          <table:table-cell office:value-type="float" office:value="1442771290.57849" calcext:value-type="float">
            <text:p>1442771290.57849</text:p>
          </table:table-cell>
          <table:table-cell table:formula="of:=[.G28]-[.B29]" office:value-type="float" office:value="8.44313335418701" calcext:value-type="float">
            <text:p>8.443133354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1282.13535" calcext:value-type="float">
            <text:p>1442771282.13535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2.95634651184082" calcext:value-type="float">
            <text:p>2.9563465118</text:p>
          </table:table-cell>
          <table:table-cell table:formula="of:=[.C29]/([.D29]-[.D28])" office:value-type="float" office:value="1018629.54540678" calcext:value-type="float">
            <text:p>1018629.54540678</text:p>
          </table:table-cell>
          <table:table-cell/>
          <table:table-cell office:value-type="float" office:value="1442771290.60602" calcext:value-type="float">
            <text:p>1442771290.60602</text:p>
          </table:table-cell>
          <table:table-cell table:formula="of:=[.G29]-[.B30]" office:value-type="float" office:value="8.40633368492126" calcext:value-type="float">
            <text:p>8.406333684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1282.19969" calcext:value-type="float">
            <text:p>1442771282.19969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3.02068114280701" calcext:value-type="float">
            <text:p>3.0206811428</text:p>
          </table:table-cell>
          <table:table-cell table:formula="of:=[.C30]/([.D30]-[.D29])" office:value-type="float" office:value="1020165.95128206" calcext:value-type="float">
            <text:p>1020165.95128206</text:p>
          </table:table-cell>
          <table:table-cell/>
          <table:table-cell office:value-type="float" office:value="1442771290.63355" calcext:value-type="float">
            <text:p>1442771290.63355</text:p>
          </table:table-cell>
          <table:table-cell table:formula="of:=[.G30]-[.B31]" office:value-type="float" office:value="8.36958813667297" calcext:value-type="float">
            <text:p>8.369588136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1282.26397" calcext:value-type="float">
            <text:p>1442771282.26397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3.08495783805847" calcext:value-type="float">
            <text:p>3.0849578381</text:p>
          </table:table-cell>
          <table:table-cell table:formula="of:=[.C31]/([.D31]-[.D30])" office:value-type="float" office:value="1021085.47652042" calcext:value-type="float">
            <text:p>1021085.47652042</text:p>
          </table:table-cell>
          <table:table-cell/>
          <table:table-cell office:value-type="float" office:value="1442771290.66109" calcext:value-type="float">
            <text:p>1442771290.66109</text:p>
          </table:table-cell>
          <table:table-cell table:formula="of:=[.G31]-[.B32]" office:value-type="float" office:value="8.33280515670776" calcext:value-type="float">
            <text:p>8.332805156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1282.32828" calcext:value-type="float">
            <text:p>1442771282.32828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3.14927577972412" calcext:value-type="float">
            <text:p>3.1492757797</text:p>
          </table:table-cell>
          <table:table-cell table:formula="of:=[.C32]/([.D32]-[.D31])" office:value-type="float" office:value="1020430.6652284" calcext:value-type="float">
            <text:p>1020430.6652284</text:p>
          </table:table-cell>
          <table:table-cell/>
          <table:table-cell office:value-type="float" office:value="1442771290.68866" calcext:value-type="float">
            <text:p>1442771290.68866</text:p>
          </table:table-cell>
          <table:table-cell table:formula="of:=[.G32]-[.B33]" office:value-type="float" office:value="8.29602360725403" calcext:value-type="float">
            <text:p>8.296023607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1282.39264" calcext:value-type="float">
            <text:p>1442771282.39264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3.21363258361816" calcext:value-type="float">
            <text:p>3.2136325836</text:p>
          </table:table-cell>
          <table:table-cell table:formula="of:=[.C33]/([.D33]-[.D32])" office:value-type="float" office:value="1019814.47226709" calcext:value-type="float">
            <text:p>1019814.47226709</text:p>
          </table:table-cell>
          <table:table-cell/>
          <table:table-cell office:value-type="float" office:value="1442771290.7162" calcext:value-type="float">
            <text:p>1442771290.7162</text:p>
          </table:table-cell>
          <table:table-cell table:formula="of:=[.G33]-[.B34]" office:value-type="float" office:value="8.2592613697052" calcext:value-type="float">
            <text:p>8.259261369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1282.45694" calcext:value-type="float">
            <text:p>1442771282.45694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3.27793478965759" calcext:value-type="float">
            <text:p>3.2779347897</text:p>
          </table:table-cell>
          <table:table-cell table:formula="of:=[.C34]/([.D34]-[.D33])" office:value-type="float" office:value="1020680.37852008" calcext:value-type="float">
            <text:p>1020680.37852008</text:p>
          </table:table-cell>
          <table:table-cell/>
          <table:table-cell office:value-type="float" office:value="1442771290.74379" calcext:value-type="float">
            <text:p>1442771290.74379</text:p>
          </table:table-cell>
          <table:table-cell table:formula="of:=[.G34]-[.B35]" office:value-type="float" office:value="8.22233772277832" calcext:value-type="float">
            <text:p>8.222337722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1282.52145" calcext:value-type="float">
            <text:p>1442771282.52145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3.34244513511658" calcext:value-type="float">
            <text:p>3.3424451351</text:p>
          </table:table-cell>
          <table:table-cell table:formula="of:=[.C35]/([.D35]-[.D34])" office:value-type="float" office:value="1017387.20406836" calcext:value-type="float">
            <text:p>1017387.20406836</text:p>
          </table:table-cell>
          <table:table-cell/>
          <table:table-cell office:value-type="float" office:value="1442771290.77133" calcext:value-type="float">
            <text:p>1442771290.77133</text:p>
          </table:table-cell>
          <table:table-cell table:formula="of:=[.G35]-[.B36]" office:value-type="float" office:value="8.18555498123169" calcext:value-type="float">
            <text:p>8.185554981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1282.58577" calcext:value-type="float">
            <text:p>1442771282.58577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3.40676617622375" calcext:value-type="float">
            <text:p>3.4067661762</text:p>
          </table:table-cell>
          <table:table-cell table:formula="of:=[.C36]/([.D36]-[.D35])" office:value-type="float" office:value="1020381.49368008" calcext:value-type="float">
            <text:p>1020381.49368008</text:p>
          </table:table-cell>
          <table:table-cell/>
          <table:table-cell office:value-type="float" office:value="1442771290.79886" calcext:value-type="float">
            <text:p>1442771290.79886</text:p>
          </table:table-cell>
          <table:table-cell table:formula="of:=[.G36]-[.B37]" office:value-type="float" office:value="8.14877128601074" calcext:value-type="float">
            <text:p>8.14877128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1282.65009" calcext:value-type="float">
            <text:p>1442771282.65009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3.47108483314514" calcext:value-type="float">
            <text:p>3.4710848331</text:p>
          </table:table-cell>
          <table:table-cell table:formula="of:=[.C37]/([.D37]-[.D36])" office:value-type="float" office:value="1020419.31752739" calcext:value-type="float">
            <text:p>1020419.31752739</text:p>
          </table:table-cell>
          <table:table-cell/>
          <table:table-cell office:value-type="float" office:value="1442771290.8264" calcext:value-type="float">
            <text:p>1442771290.8264</text:p>
          </table:table-cell>
          <table:table-cell table:formula="of:=[.G37]-[.B38]" office:value-type="float" office:value="8.11199831962585" calcext:value-type="float">
            <text:p>8.111998319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1282.7144" calcext:value-type="float">
            <text:p>1442771282.7144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3.53539490699768" calcext:value-type="float">
            <text:p>3.535394907</text:p>
          </table:table-cell>
          <table:table-cell table:formula="of:=[.C38]/([.D38]-[.D37])" office:value-type="float" office:value="1020555.50659905" calcext:value-type="float">
            <text:p>1020555.50659905</text:p>
          </table:table-cell>
          <table:table-cell/>
          <table:table-cell office:value-type="float" office:value="1442771290.85393" calcext:value-type="float">
            <text:p>1442771290.85393</text:p>
          </table:table-cell>
          <table:table-cell table:formula="of:=[.G38]-[.B39]" office:value-type="float" office:value="8.07518982887268" calcext:value-type="float">
            <text:p>8.075189828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1282.77874" calcext:value-type="float">
            <text:p>1442771282.77874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3.59973430633545" calcext:value-type="float">
            <text:p>3.5997343063</text:p>
          </table:table-cell>
          <table:table-cell table:formula="of:=[.C39]/([.D39]-[.D38])" office:value-type="float" office:value="1020090.34394999" calcext:value-type="float">
            <text:p>1020090.34394999</text:p>
          </table:table-cell>
          <table:table-cell/>
          <table:table-cell office:value-type="float" office:value="1442771290.88144" calcext:value-type="float">
            <text:p>1442771290.88144</text:p>
          </table:table-cell>
          <table:table-cell table:formula="of:=[.G39]-[.B40]" office:value-type="float" office:value="8.03839325904846" calcext:value-type="float">
            <text:p>8.03839325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1282.84304" calcext:value-type="float">
            <text:p>1442771282.84304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3.6640362739563" calcext:value-type="float">
            <text:p>3.664036274</text:p>
          </table:table-cell>
          <table:table-cell table:formula="of:=[.C40]/([.D40]-[.D39])" office:value-type="float" office:value="1020684.16299471" calcext:value-type="float">
            <text:p>1020684.16299471</text:p>
          </table:table-cell>
          <table:table-cell/>
          <table:table-cell office:value-type="float" office:value="1442771290.90895" calcext:value-type="float">
            <text:p>1442771290.90895</text:p>
          </table:table-cell>
          <table:table-cell table:formula="of:=[.G40]-[.B41]" office:value-type="float" office:value="8.00159335136414" calcext:value-type="float">
            <text:p>8.001593351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1282.90735" calcext:value-type="float">
            <text:p>1442771282.90735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3.72834491729736" calcext:value-type="float">
            <text:p>3.7283449173</text:p>
          </table:table-cell>
          <table:table-cell table:formula="of:=[.C41]/([.D41]-[.D40])" office:value-type="float" office:value="1020578.20831202" calcext:value-type="float">
            <text:p>1020578.20831202</text:p>
          </table:table-cell>
          <table:table-cell/>
          <table:table-cell office:value-type="float" office:value="1442771290.93644" calcext:value-type="float">
            <text:p>1442771290.93644</text:p>
          </table:table-cell>
          <table:table-cell table:formula="of:=[.G41]-[.B42]" office:value-type="float" office:value="7.96479749679565" calcext:value-type="float">
            <text:p>7.964797496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1282.97164" calcext:value-type="float">
            <text:p>1442771282.97164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3.79263377189636" calcext:value-type="float">
            <text:p>3.7926337719</text:p>
          </table:table-cell>
          <table:table-cell table:formula="of:=[.C42]/([.D42]-[.D41])" office:value-type="float" office:value="1020892.3523273" calcext:value-type="float">
            <text:p>1020892.3523273</text:p>
          </table:table-cell>
          <table:table-cell/>
          <table:table-cell office:value-type="float" office:value="1442771290.96394" calcext:value-type="float">
            <text:p>1442771290.96394</text:p>
          </table:table-cell>
          <table:table-cell table:formula="of:=[.G42]-[.B43]" office:value-type="float" office:value="7.92685914039612" calcext:value-type="float">
            <text:p>7.926859140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1283.03708" calcext:value-type="float">
            <text:p>1442771283.03708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3.85807466506958" calcext:value-type="float">
            <text:p>3.8580746651</text:p>
          </table:table-cell>
          <table:table-cell table:formula="of:=[.C43]/([.D43]-[.D42])" office:value-type="float" office:value="1002920.29673673" calcext:value-type="float">
            <text:p>1002920.29673673</text:p>
          </table:table-cell>
          <table:table-cell/>
          <table:table-cell office:value-type="float" office:value="1442771290.99144" calcext:value-type="float">
            <text:p>1442771290.99144</text:p>
          </table:table-cell>
          <table:table-cell table:formula="of:=[.G43]-[.B44]" office:value-type="float" office:value="7.88787317276001" calcext:value-type="float">
            <text:p>7.887873172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1283.10357" calcext:value-type="float">
            <text:p>1442771283.10357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3.92456316947937" calcext:value-type="float">
            <text:p>3.9245631695</text:p>
          </table:table-cell>
          <table:table-cell table:formula="of:=[.C44]/([.D44]-[.D43])" office:value-type="float" office:value="987118.007580512" calcext:value-type="float">
            <text:p>987118.007580512</text:p>
          </table:table-cell>
          <table:table-cell/>
          <table:table-cell office:value-type="float" office:value="1442771291.01834" calcext:value-type="float">
            <text:p>1442771291.01834</text:p>
          </table:table-cell>
          <table:table-cell table:formula="of:=[.G44]-[.B45]" office:value-type="float" office:value="7.84822511672974" calcext:value-type="float">
            <text:p>7.848225116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1283.17012" calcext:value-type="float">
            <text:p>1442771283.17012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3.99110794067383" calcext:value-type="float">
            <text:p>3.9911079407</text:p>
          </table:table-cell>
          <table:table-cell table:formula="of:=[.C45]/([.D45]-[.D44])" office:value-type="float" office:value="986283.352124081" calcext:value-type="float">
            <text:p>986283.352124081</text:p>
          </table:table-cell>
          <table:table-cell/>
          <table:table-cell office:value-type="float" office:value="1442771291.04497" calcext:value-type="float">
            <text:p>1442771291.04497</text:p>
          </table:table-cell>
          <table:table-cell table:formula="of:=[.G45]-[.B46]" office:value-type="float" office:value="7.80841946601868" calcext:value-type="float">
            <text:p>7.80841946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1283.23655" calcext:value-type="float">
            <text:p>1442771283.23655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4.05754351615906" calcext:value-type="float">
            <text:p>4.0575435162</text:p>
          </table:table-cell>
          <table:table-cell table:formula="of:=[.C46]/([.D46]-[.D45])" office:value-type="float" office:value="987904.440063018" calcext:value-type="float">
            <text:p>987904.440063018</text:p>
          </table:table-cell>
          <table:table-cell/>
          <table:table-cell office:value-type="float" office:value="1442771291.08107" calcext:value-type="float">
            <text:p>1442771291.08107</text:p>
          </table:table-cell>
          <table:table-cell table:formula="of:=[.G46]-[.B47]" office:value-type="float" office:value="7.77804660797119" calcext:value-type="float">
            <text:p>7.77804660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1283.30302" calcext:value-type="float">
            <text:p>1442771283.30302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4.12401270866394" calcext:value-type="float">
            <text:p>4.1240127087</text:p>
          </table:table-cell>
          <table:table-cell table:formula="of:=[.C47]/([.D47]-[.D46])" office:value-type="float" office:value="987404.804040288" calcext:value-type="float">
            <text:p>987404.804040288</text:p>
          </table:table-cell>
          <table:table-cell/>
          <table:table-cell office:value-type="float" office:value="1442771291.13164" calcext:value-type="float">
            <text:p>1442771291.13164</text:p>
          </table:table-cell>
          <table:table-cell table:formula="of:=[.G47]-[.B48]" office:value-type="float" office:value="7.76217699050903" calcext:value-type="float">
            <text:p>7.762176990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1283.36946" calcext:value-type="float">
            <text:p>1442771283.36946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4.19045233726501" calcext:value-type="float">
            <text:p>4.1904523373</text:p>
          </table:table-cell>
          <table:table-cell table:formula="of:=[.C48]/([.D48]-[.D47])" office:value-type="float" office:value="987844.173453716" calcext:value-type="float">
            <text:p>987844.173453716</text:p>
          </table:table-cell>
          <table:table-cell/>
          <table:table-cell office:value-type="float" office:value="1442771291.18405" calcext:value-type="float">
            <text:p>1442771291.18405</text:p>
          </table:table-cell>
          <table:table-cell table:formula="of:=[.G48]-[.B49]" office:value-type="float" office:value="7.7480833530426" calcext:value-type="float">
            <text:p>7.7480833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1283.43597" calcext:value-type="float">
            <text:p>1442771283.43597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4.2569580078125" calcext:value-type="float">
            <text:p>4.2569580078</text:p>
          </table:table-cell>
          <table:table-cell table:formula="of:=[.C49]/([.D49]-[.D48])" office:value-type="float" office:value="986863.217222033" calcext:value-type="float">
            <text:p>986863.217222033</text:p>
          </table:table-cell>
          <table:table-cell/>
          <table:table-cell office:value-type="float" office:value="1442771291.23812" calcext:value-type="float">
            <text:p>1442771291.23812</text:p>
          </table:table-cell>
          <table:table-cell table:formula="of:=[.G49]-[.B50]" office:value-type="float" office:value="7.73558259010315" calcext:value-type="float">
            <text:p>7.735582590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1283.50254" calcext:value-type="float">
            <text:p>1442771283.50254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4.32353353500366" calcext:value-type="float">
            <text:p>4.323533535</text:p>
          </table:table-cell>
          <table:table-cell table:formula="of:=[.C50]/([.D50]-[.D49])" office:value-type="float" office:value="985827.717316411" calcext:value-type="float">
            <text:p>985827.717316411</text:p>
          </table:table-cell>
          <table:table-cell/>
          <table:table-cell office:value-type="float" office:value="1442771291.33255" calcext:value-type="float">
            <text:p>1442771291.33255</text:p>
          </table:table-cell>
          <table:table-cell table:formula="of:=[.G50]-[.B51]" office:value-type="float" office:value="7.76355504989624" calcext:value-type="float">
            <text:p>7.763555049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1283.569" calcext:value-type="float">
            <text:p>1442771283.569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4.38999104499817" calcext:value-type="float">
            <text:p>4.389991045</text:p>
          </table:table-cell>
          <table:table-cell table:formula="of:=[.C51]/([.D51]-[.D50])" office:value-type="float" office:value="987578.379109072" calcext:value-type="float">
            <text:p>987578.379109072</text:p>
          </table:table-cell>
          <table:table-cell/>
          <table:table-cell office:value-type="float" office:value="1442771291.41251" calcext:value-type="float">
            <text:p>1442771291.41251</text:p>
          </table:table-cell>
          <table:table-cell table:formula="of:=[.G51]-[.B52]" office:value-type="float" office:value="7.77709341049194" calcext:value-type="float">
            <text:p>7.777093410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1283.63541" calcext:value-type="float">
            <text:p>1442771283.63541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4.45640444755554" calcext:value-type="float">
            <text:p>4.4564044476</text:p>
          </table:table-cell>
          <table:table-cell table:formula="of:=[.C52]/([.D52]-[.D51])" office:value-type="float" office:value="988234.264059909" calcext:value-type="float">
            <text:p>988234.264059909</text:p>
          </table:table-cell>
          <table:table-cell/>
          <table:table-cell office:value-type="float" office:value="1442771291.48209" calcext:value-type="float">
            <text:p>1442771291.48209</text:p>
          </table:table-cell>
          <table:table-cell table:formula="of:=[.G52]-[.B53]" office:value-type="float" office:value="7.78022456169128" calcext:value-type="float">
            <text:p>7.780224561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1283.70186" calcext:value-type="float">
            <text:p>1442771283.70186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4.52285623550415" calcext:value-type="float">
            <text:p>4.5228562355</text:p>
          </table:table-cell>
          <table:table-cell table:formula="of:=[.C53]/([.D53]-[.D52])" office:value-type="float" office:value="987663.417736143" calcext:value-type="float">
            <text:p>987663.417736143</text:p>
          </table:table-cell>
          <table:table-cell/>
          <table:table-cell office:value-type="float" office:value="1442771291.56121" calcext:value-type="float">
            <text:p>1442771291.56121</text:p>
          </table:table-cell>
          <table:table-cell table:formula="of:=[.G53]-[.B54]" office:value-type="float" office:value="7.79284048080444" calcext:value-type="float">
            <text:p>7.792840480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1283.76837" calcext:value-type="float">
            <text:p>1442771283.76837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4.58936381340027" calcext:value-type="float">
            <text:p>4.5893638134</text:p>
          </table:table-cell>
          <table:table-cell table:formula="of:=[.C54]/([.D54]-[.D53])" office:value-type="float" office:value="986834.915301144" calcext:value-type="float">
            <text:p>986834.915301144</text:p>
          </table:table-cell>
          <table:table-cell/>
          <table:table-cell office:value-type="float" office:value="1442771291.63994" calcext:value-type="float">
            <text:p>1442771291.63994</text:p>
          </table:table-cell>
          <table:table-cell table:formula="of:=[.G54]-[.B55]" office:value-type="float" office:value="7.80509781837463" calcext:value-type="float">
            <text:p>7.805097818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1283.83485" calcext:value-type="float">
            <text:p>1442771283.83485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4.65583682060242" calcext:value-type="float">
            <text:p>4.6558368206</text:p>
          </table:table-cell>
          <table:table-cell table:formula="of:=[.C55]/([.D55]-[.D54])" office:value-type="float" office:value="987348.139680353" calcext:value-type="float">
            <text:p>987348.139680353</text:p>
          </table:table-cell>
          <table:table-cell/>
          <table:table-cell office:value-type="float" office:value="1442771291.72057" calcext:value-type="float">
            <text:p>1442771291.72057</text:p>
          </table:table-cell>
          <table:table-cell table:formula="of:=[.G55]-[.B56]" office:value-type="float" office:value="7.81927108764648" calcext:value-type="float">
            <text:p>7.819271087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1283.90129" calcext:value-type="float">
            <text:p>1442771283.90129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4.72228622436523" calcext:value-type="float">
            <text:p>4.7222862244</text:p>
          </table:table-cell>
          <table:table-cell table:formula="of:=[.C56]/([.D56]-[.D55])" office:value-type="float" office:value="987698.854819902" calcext:value-type="float">
            <text:p>987698.854819902</text:p>
          </table:table-cell>
          <table:table-cell/>
          <table:table-cell office:value-type="float" office:value="1442771291.81414" calcext:value-type="float">
            <text:p>1442771291.81414</text:p>
          </table:table-cell>
          <table:table-cell table:formula="of:=[.G56]-[.B57]" office:value-type="float" office:value="7.84648156166077" calcext:value-type="float">
            <text:p>7.846481561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1283.96766" calcext:value-type="float">
            <text:p>1442771283.96766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4.78865027427673" calcext:value-type="float">
            <text:p>4.7886502743</text:p>
          </table:table-cell>
          <table:table-cell table:formula="of:=[.C57]/([.D57]-[.D56])" office:value-type="float" office:value="988969.17966165" calcext:value-type="float">
            <text:p>988969.17966165</text:p>
          </table:table-cell>
          <table:table-cell/>
          <table:table-cell office:value-type="float" office:value="1442771291.88362" calcext:value-type="float">
            <text:p>1442771291.88362</text:p>
          </table:table-cell>
          <table:table-cell table:formula="of:=[.G57]-[.B58]" office:value-type="float" office:value="7.84949612617493" calcext:value-type="float">
            <text:p>7.849496126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1284.03412" calcext:value-type="float">
            <text:p>1442771284.03412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4.85511589050293" calcext:value-type="float">
            <text:p>4.8551158905</text:p>
          </table:table-cell>
          <table:table-cell table:formula="of:=[.C58]/([.D58]-[.D57])" office:value-type="float" office:value="987457.932784986" calcext:value-type="float">
            <text:p>987457.932784986</text:p>
          </table:table-cell>
          <table:table-cell/>
          <table:table-cell office:value-type="float" office:value="1442771291.96307" calcext:value-type="float">
            <text:p>1442771291.96307</text:p>
          </table:table-cell>
          <table:table-cell table:formula="of:=[.G58]-[.B59]" office:value-type="float" office:value="7.86244344711304" calcext:value-type="float">
            <text:p>7.862443447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1284.10063" calcext:value-type="float">
            <text:p>1442771284.10063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4.92161965370178" calcext:value-type="float">
            <text:p>4.9216196537</text:p>
          </table:table-cell>
          <table:table-cell table:formula="of:=[.C59]/([.D59]-[.D58])" office:value-type="float" office:value="986891.520766338" calcext:value-type="float">
            <text:p>986891.520766338</text:p>
          </table:table-cell>
          <table:table-cell/>
          <table:table-cell office:value-type="float" office:value="1442771292.04163" calcext:value-type="float">
            <text:p>1442771292.04163</text:p>
          </table:table-cell>
          <table:table-cell table:formula="of:=[.G59]-[.B60]" office:value-type="float" office:value="7.87452435493469" calcext:value-type="float">
            <text:p>7.874524354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1284.16711" calcext:value-type="float">
            <text:p>1442771284.16711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4.98810052871704" calcext:value-type="float">
            <text:p>4.9881005287</text:p>
          </table:table-cell>
          <table:table-cell table:formula="of:=[.C60]/([.D60]-[.D59])" office:value-type="float" office:value="987231.289975291" calcext:value-type="float">
            <text:p>987231.289975291</text:p>
          </table:table-cell>
          <table:table-cell/>
          <table:table-cell office:value-type="float" office:value="1442771292.12269" calcext:value-type="float">
            <text:p>1442771292.12269</text:p>
          </table:table-cell>
          <table:table-cell table:formula="of:=[.G60]-[.B61]" office:value-type="float" office:value="7.88915967941284" calcext:value-type="float">
            <text:p>7.889159679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1284.23353" calcext:value-type="float">
            <text:p>1442771284.23353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5.05452251434326" calcext:value-type="float">
            <text:p>5.0545225143</text:p>
          </table:table-cell>
          <table:table-cell table:formula="of:=[.C61]/([.D61]-[.D60])" office:value-type="float" office:value="988106.564132752" calcext:value-type="float">
            <text:p>988106.564132752</text:p>
          </table:table-cell>
          <table:table-cell/>
          <table:table-cell office:value-type="float" office:value="1442771292.16423" calcext:value-type="float">
            <text:p>1442771292.16423</text:p>
          </table:table-cell>
          <table:table-cell table:formula="of:=[.G61]-[.B62]" office:value-type="float" office:value="7.86425709724426" calcext:value-type="float">
            <text:p>7.864257097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1284.29998" calcext:value-type="float">
            <text:p>1442771284.29998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5.12096786499023" calcext:value-type="float">
            <text:p>5.120967865</text:p>
          </table:table-cell>
          <table:table-cell table:formula="of:=[.C62]/([.D62]-[.D61])" office:value-type="float" office:value="987759.103698707" calcext:value-type="float">
            <text:p>987759.103698707</text:p>
          </table:table-cell>
          <table:table-cell/>
          <table:table-cell office:value-type="float" office:value="1442771292.24267" calcext:value-type="float">
            <text:p>1442771292.24267</text:p>
          </table:table-cell>
          <table:table-cell table:formula="of:=[.G62]-[.B63]" office:value-type="float" office:value="7.87623476982117" calcext:value-type="float">
            <text:p>7.876234769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1284.36643" calcext:value-type="float">
            <text:p>1442771284.36643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5.18742489814758" calcext:value-type="float">
            <text:p>5.1874248981</text:p>
          </table:table-cell>
          <table:table-cell table:formula="of:=[.C63]/([.D63]-[.D62])" office:value-type="float" office:value="987585.465102012" calcext:value-type="float">
            <text:p>987585.465102012</text:p>
          </table:table-cell>
          <table:table-cell/>
          <table:table-cell office:value-type="float" office:value="1442771292.32367" calcext:value-type="float">
            <text:p>1442771292.32367</text:p>
          </table:table-cell>
          <table:table-cell table:formula="of:=[.G63]-[.B64]" office:value-type="float" office:value="7.89080882072449" calcext:value-type="float">
            <text:p>7.890808820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1284.43286" calcext:value-type="float">
            <text:p>1442771284.43286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5.25385093688965" calcext:value-type="float">
            <text:p>5.2538509369</text:p>
          </table:table-cell>
          <table:table-cell table:formula="of:=[.C64]/([.D64]-[.D63])" office:value-type="float" office:value="988046.272860727" calcext:value-type="float">
            <text:p>988046.272860727</text:p>
          </table:table-cell>
          <table:table-cell/>
          <table:table-cell office:value-type="float" office:value="1442771292.38927" calcext:value-type="float">
            <text:p>1442771292.38927</text:p>
          </table:table-cell>
          <table:table-cell table:formula="of:=[.G64]-[.B65]" office:value-type="float" office:value="7.8899233341217" calcext:value-type="float">
            <text:p>7.889923334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1284.49935" calcext:value-type="float">
            <text:p>1442771284.49935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5.32033705711365" calcext:value-type="float">
            <text:p>5.3203370571</text:p>
          </table:table-cell>
          <table:table-cell table:formula="of:=[.C65]/([.D65]-[.D64])" office:value-type="float" office:value="987153.405536052" calcext:value-type="float">
            <text:p>987153.405536052</text:p>
          </table:table-cell>
          <table:table-cell/>
          <table:table-cell office:value-type="float" office:value="1442771292.48659" calcext:value-type="float">
            <text:p>1442771292.48659</text:p>
          </table:table-cell>
          <table:table-cell table:formula="of:=[.G65]-[.B66]" office:value-type="float" office:value="7.92072033882141" calcext:value-type="float">
            <text:p>7.920720338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1284.56587" calcext:value-type="float">
            <text:p>1442771284.56587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5.38685894012451" calcext:value-type="float">
            <text:p>5.3868589401</text:p>
          </table:table-cell>
          <table:table-cell table:formula="of:=[.C66]/([.D66]-[.D65])" office:value-type="float" office:value="986622.702626759" calcext:value-type="float">
            <text:p>986622.702626759</text:p>
          </table:table-cell>
          <table:table-cell/>
          <table:table-cell office:value-type="float" office:value="1442771292.56621" calcext:value-type="float">
            <text:p>1442771292.56621</text:p>
          </table:table-cell>
          <table:table-cell table:formula="of:=[.G66]-[.B67]" office:value-type="float" office:value="7.93384051322937" calcext:value-type="float">
            <text:p>7.933840513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1284.63237" calcext:value-type="float">
            <text:p>1442771284.63237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5.45336222648621" calcext:value-type="float">
            <text:p>5.4533622265</text:p>
          </table:table-cell>
          <table:table-cell table:formula="of:=[.C67]/([.D67]-[.D66])" office:value-type="float" office:value="986898.596906089" calcext:value-type="float">
            <text:p>986898.596906089</text:p>
          </table:table-cell>
          <table:table-cell/>
          <table:table-cell office:value-type="float" office:value="1442771292.61805" calcext:value-type="float">
            <text:p>1442771292.61805</text:p>
          </table:table-cell>
          <table:table-cell table:formula="of:=[.G67]-[.B68]" office:value-type="float" office:value="7.91922283172607" calcext:value-type="float">
            <text:p>7.919222831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1284.69883" calcext:value-type="float">
            <text:p>1442771284.69883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5.51981949806213" calcext:value-type="float">
            <text:p>5.5198194981</text:p>
          </table:table-cell>
          <table:table-cell table:formula="of:=[.C68]/([.D68]-[.D67])" office:value-type="float" office:value="987581.922092831" calcext:value-type="float">
            <text:p>987581.922092831</text:p>
          </table:table-cell>
          <table:table-cell/>
          <table:table-cell office:value-type="float" office:value="1442771292.6877" calcext:value-type="float">
            <text:p>1442771292.6877</text:p>
          </table:table-cell>
          <table:table-cell table:formula="of:=[.G68]-[.B69]" office:value-type="float" office:value="7.92243051528931" calcext:value-type="float">
            <text:p>7.922430515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1284.76527" calcext:value-type="float">
            <text:p>1442771284.76527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5.58625984191895" calcext:value-type="float">
            <text:p>5.5862598419</text:p>
          </table:table-cell>
          <table:table-cell table:formula="of:=[.C69]/([.D69]-[.D68])" office:value-type="float" office:value="987833.538933007" calcext:value-type="float">
            <text:p>987833.538933007</text:p>
          </table:table-cell>
          <table:table-cell/>
          <table:table-cell office:value-type="float" office:value="1442771292.76701" calcext:value-type="float">
            <text:p>1442771292.76701</text:p>
          </table:table-cell>
          <table:table-cell table:formula="of:=[.G69]-[.B70]" office:value-type="float" office:value="7.93527436256409" calcext:value-type="float">
            <text:p>7.935274362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1284.83173" calcext:value-type="float">
            <text:p>1442771284.83173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5.65272259712219" calcext:value-type="float">
            <text:p>5.6527225971</text:p>
          </table:table-cell>
          <table:table-cell table:formula="of:=[.C70]/([.D70]-[.D69])" office:value-type="float" office:value="987500.439897405" calcext:value-type="float">
            <text:p>987500.439897405</text:p>
          </table:table-cell>
          <table:table-cell/>
          <table:table-cell office:value-type="float" office:value="1442771292.81382" calcext:value-type="float">
            <text:p>1442771292.81382</text:p>
          </table:table-cell>
          <table:table-cell table:formula="of:=[.G70]-[.B71]" office:value-type="float" office:value="7.91564798355103" calcext:value-type="float">
            <text:p>7.915647983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1284.89817" calcext:value-type="float">
            <text:p>1442771284.89817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5.71916174888611" calcext:value-type="float">
            <text:p>5.7191617489</text:p>
          </table:table-cell>
          <table:table-cell table:formula="of:=[.C71]/([.D71]-[.D70])" office:value-type="float" office:value="987851.263261396" calcext:value-type="float">
            <text:p>987851.263261396</text:p>
          </table:table-cell>
          <table:table-cell/>
          <table:table-cell office:value-type="float" office:value="1442771292.89121" calcext:value-type="float">
            <text:p>1442771292.89121</text:p>
          </table:table-cell>
          <table:table-cell table:formula="of:=[.G71]-[.B72]" office:value-type="float" office:value="7.92664670944214" calcext:value-type="float">
            <text:p>7.926646709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1284.96457" calcext:value-type="float">
            <text:p>1442771284.96457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5.78555846214294" calcext:value-type="float">
            <text:p>5.7855584621</text:p>
          </table:table-cell>
          <table:table-cell table:formula="of:=[.C72]/([.D72]-[.D71])" office:value-type="float" office:value="988482.663985522" calcext:value-type="float">
            <text:p>988482.663985522</text:p>
          </table:table-cell>
          <table:table-cell/>
          <table:table-cell office:value-type="float" office:value="1442771292.96824" calcext:value-type="float">
            <text:p>1442771292.96824</text:p>
          </table:table-cell>
          <table:table-cell table:formula="of:=[.G72]-[.B73]" office:value-type="float" office:value="7.93922019004822" calcext:value-type="float">
            <text:p>7.9392201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1285.02902" calcext:value-type="float">
            <text:p>1442771285.02902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5.85000801086426" calcext:value-type="float">
            <text:p>5.8500080109</text:p>
          </table:table-cell>
          <table:table-cell table:formula="of:=[.C73]/([.D73]-[.D72])" office:value-type="float" office:value="1018346.92875507" calcext:value-type="float">
            <text:p>1018346.92875507</text:p>
          </table:table-cell>
          <table:table-cell/>
          <table:table-cell office:value-type="float" office:value="1442771293.03262" calcext:value-type="float">
            <text:p>1442771293.03262</text:p>
          </table:table-cell>
          <table:table-cell table:formula="of:=[.G73]-[.B74]" office:value-type="float" office:value="7.94011116027832" calcext:value-type="float">
            <text:p>7.940111160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1285.09251" calcext:value-type="float">
            <text:p>1442771285.09251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5.91349816322327" calcext:value-type="float">
            <text:p>5.9134981632</text:p>
          </table:table-cell>
          <table:table-cell table:formula="of:=[.C74]/([.D74]-[.D73])" office:value-type="float" office:value="1033735.11578426" calcext:value-type="float">
            <text:p>1033735.11578426</text:p>
          </table:table-cell>
          <table:table-cell/>
          <table:table-cell office:value-type="float" office:value="1442771293.10991" calcext:value-type="float">
            <text:p>1442771293.10991</text:p>
          </table:table-cell>
          <table:table-cell table:formula="of:=[.G74]-[.B75]" office:value-type="float" office:value="7.95394706726074" calcext:value-type="float">
            <text:p>7.953947067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1285.15597" calcext:value-type="float">
            <text:p>1442771285.15597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5.97695922851563" calcext:value-type="float">
            <text:p>5.9769592285</text:p>
          </table:table-cell>
          <table:table-cell table:formula="of:=[.C75]/([.D75]-[.D74])" office:value-type="float" office:value="1034208.92318212" calcext:value-type="float">
            <text:p>1034208.92318212</text:p>
          </table:table-cell>
          <table:table-cell/>
          <table:table-cell office:value-type="float" office:value="1442771293.1356" calcext:value-type="float">
            <text:p>1442771293.1356</text:p>
          </table:table-cell>
          <table:table-cell table:formula="of:=[.G75]-[.B76]" office:value-type="float" office:value="7.91622018814087" calcext:value-type="float">
            <text:p>7.916220188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1285.21938" calcext:value-type="float">
            <text:p>1442771285.21938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6.04037189483643" calcext:value-type="float">
            <text:p>6.0403718948</text:p>
          </table:table-cell>
          <table:table-cell table:formula="of:=[.C76]/([.D76]-[.D75])" office:value-type="float" office:value="1034998.27097589" calcext:value-type="float">
            <text:p>1034998.27097589</text:p>
          </table:table-cell>
          <table:table-cell/>
          <table:table-cell office:value-type="float" office:value="1442771293.19351" calcext:value-type="float">
            <text:p>1442771293.19351</text:p>
          </table:table-cell>
          <table:table-cell table:formula="of:=[.G76]-[.B77]" office:value-type="float" office:value="7.91067361831665" calcext:value-type="float">
            <text:p>7.910673618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1285.28284" calcext:value-type="float">
            <text:p>1442771285.28284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6.10383176803589" calcext:value-type="float">
            <text:p>6.103831768</text:p>
          </table:table-cell>
          <table:table-cell table:formula="of:=[.C77]/([.D77]-[.D76])" office:value-type="float" office:value="1034228.35078333" calcext:value-type="float">
            <text:p>1034228.35078333</text:p>
          </table:table-cell>
          <table:table-cell/>
          <table:table-cell office:value-type="float" office:value="1442771293.26617" calcext:value-type="float">
            <text:p>1442771293.26617</text:p>
          </table:table-cell>
          <table:table-cell table:formula="of:=[.G77]-[.B78]" office:value-type="float" office:value="7.91987729072571" calcext:value-type="float">
            <text:p>7.919877290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1285.3463" calcext:value-type="float">
            <text:p>1442771285.3463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6.16728782653809" calcext:value-type="float">
            <text:p>6.1672878265</text:p>
          </table:table-cell>
          <table:table-cell table:formula="of:=[.C78]/([.D78]-[.D77])" office:value-type="float" office:value="1034290.52401241" calcext:value-type="float">
            <text:p>1034290.52401241</text:p>
          </table:table-cell>
          <table:table-cell/>
          <table:table-cell office:value-type="float" office:value="1442771293.33873" calcext:value-type="float">
            <text:p>1442771293.33873</text:p>
          </table:table-cell>
          <table:table-cell table:formula="of:=[.G78]-[.B79]" office:value-type="float" office:value="7.92898511886597" calcext:value-type="float">
            <text:p>7.928985118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1285.40975" calcext:value-type="float">
            <text:p>1442771285.40975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6.23074054718018" calcext:value-type="float">
            <text:p>6.2307405472</text:p>
          </table:table-cell>
          <table:table-cell table:formula="of:=[.C79]/([.D79]-[.D78])" office:value-type="float" office:value="1034344.93172015" calcext:value-type="float">
            <text:p>1034344.93172015</text:p>
          </table:table-cell>
          <table:table-cell/>
          <table:table-cell office:value-type="float" office:value="1442771293.39935" calcext:value-type="float">
            <text:p>1442771293.39935</text:p>
          </table:table-cell>
          <table:table-cell table:formula="of:=[.G79]-[.B80]" office:value-type="float" office:value="7.92603492736816" calcext:value-type="float">
            <text:p>7.926034927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1285.47331" calcext:value-type="float">
            <text:p>1442771285.47331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6.29430556297302" calcext:value-type="float">
            <text:p>6.294305563</text:p>
          </table:table-cell>
          <table:table-cell table:formula="of:=[.C80]/([.D80]-[.D79])" office:value-type="float" office:value="1032517.63853704" calcext:value-type="float">
            <text:p>1032517.63853704</text:p>
          </table:table-cell>
          <table:table-cell/>
          <table:table-cell office:value-type="float" office:value="1442771293.47181" calcext:value-type="float">
            <text:p>1442771293.47181</text:p>
          </table:table-cell>
          <table:table-cell table:formula="of:=[.G80]-[.B81]" office:value-type="float" office:value="7.93498206138611" calcext:value-type="float">
            <text:p>7.93498206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1285.53683" calcext:value-type="float">
            <text:p>1442771285.53683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6.35781669616699" calcext:value-type="float">
            <text:p>6.3578166962</text:p>
          </table:table-cell>
          <table:table-cell table:formula="of:=[.C81]/([.D81]-[.D80])" office:value-type="float" office:value="1033393.62249376" calcext:value-type="float">
            <text:p>1033393.62249376</text:p>
          </table:table-cell>
          <table:table-cell/>
          <table:table-cell office:value-type="float" office:value="1442771293.5444" calcext:value-type="float">
            <text:p>1442771293.5444</text:p>
          </table:table-cell>
          <table:table-cell table:formula="of:=[.G81]-[.B82]" office:value-type="float" office:value="7.94406747817993" calcext:value-type="float">
            <text:p>7.944067478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1285.60033" calcext:value-type="float">
            <text:p>1442771285.60033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6.42132019996643" calcext:value-type="float">
            <text:p>6.4213202</text:p>
          </table:table-cell>
          <table:table-cell table:formula="of:=[.C82]/([.D82]-[.D81])" office:value-type="float" office:value="1033517.77576374" calcext:value-type="float">
            <text:p>1033517.77576374</text:p>
          </table:table-cell>
          <table:table-cell/>
          <table:table-cell office:value-type="float" office:value="1442771293.60499" calcext:value-type="float">
            <text:p>1442771293.60499</text:p>
          </table:table-cell>
          <table:table-cell table:formula="of:=[.G82]-[.B83]" office:value-type="float" office:value="7.94121098518372" calcext:value-type="float">
            <text:p>7.941210985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1285.66378" calcext:value-type="float">
            <text:p>1442771285.66378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6.4847686290741" calcext:value-type="float">
            <text:p>6.4847686291</text:p>
          </table:table-cell>
          <table:table-cell table:formula="of:=[.C83]/([.D83]-[.D82])" office:value-type="float" office:value="1034414.89289875" calcext:value-type="float">
            <text:p>1034414.89289875</text:p>
          </table:table-cell>
          <table:table-cell/>
          <table:table-cell office:value-type="float" office:value="1442771293.6775" calcext:value-type="float">
            <text:p>1442771293.6775</text:p>
          </table:table-cell>
          <table:table-cell table:formula="of:=[.G83]-[.B84]" office:value-type="float" office:value="7.95028591156006" calcext:value-type="float">
            <text:p>7.950285911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1285.72721" calcext:value-type="float">
            <text:p>1442771285.72721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6.54820346832275" calcext:value-type="float">
            <text:p>6.5482034683</text:p>
          </table:table-cell>
          <table:table-cell table:formula="of:=[.C84]/([.D84]-[.D83])" office:value-type="float" office:value="1034636.49908105" calcext:value-type="float">
            <text:p>1034636.49908105</text:p>
          </table:table-cell>
          <table:table-cell/>
          <table:table-cell office:value-type="float" office:value="1442771293.74997" calcext:value-type="float">
            <text:p>1442771293.74997</text:p>
          </table:table-cell>
          <table:table-cell table:formula="of:=[.G84]-[.B85]" office:value-type="float" office:value="7.95933175086975" calcext:value-type="float">
            <text:p>7.959331750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1285.79064" calcext:value-type="float">
            <text:p>1442771285.79064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6.61162829399109" calcext:value-type="float">
            <text:p>6.611628294</text:p>
          </table:table-cell>
          <table:table-cell table:formula="of:=[.C85]/([.D85]-[.D84])" office:value-type="float" office:value="1034799.84861459" calcext:value-type="float">
            <text:p>1034799.84861459</text:p>
          </table:table-cell>
          <table:table-cell/>
          <table:table-cell office:value-type="float" office:value="1442771293.81055" calcext:value-type="float">
            <text:p>1442771293.81055</text:p>
          </table:table-cell>
          <table:table-cell table:formula="of:=[.G85]-[.B86]" office:value-type="float" office:value="7.95643615722656" calcext:value-type="float">
            <text:p>7.956436157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1285.85411" calcext:value-type="float">
            <text:p>1442771285.85411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6.67510414123535" calcext:value-type="float">
            <text:p>6.6751041412</text:p>
          </table:table-cell>
          <table:table-cell table:formula="of:=[.C86]/([.D86]-[.D85])" office:value-type="float" office:value="1033968.0815514" calcext:value-type="float">
            <text:p>1033968.0815514</text:p>
          </table:table-cell>
          <table:table-cell/>
          <table:table-cell office:value-type="float" office:value="1442771293.88327" calcext:value-type="float">
            <text:p>1442771293.88327</text:p>
          </table:table-cell>
          <table:table-cell table:formula="of:=[.G86]-[.B87]" office:value-type="float" office:value="7.96572065353394" calcext:value-type="float">
            <text:p>7.965720653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1285.91755" calcext:value-type="float">
            <text:p>1442771285.91755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6.73854517936707" calcext:value-type="float">
            <text:p>6.7385451794</text:p>
          </table:table-cell>
          <table:table-cell table:formula="of:=[.C87]/([.D87]-[.D86])" office:value-type="float" office:value="1034535.40378292" calcext:value-type="float">
            <text:p>1034535.40378292</text:p>
          </table:table-cell>
          <table:table-cell/>
          <table:table-cell office:value-type="float" office:value="1442771293.95572" calcext:value-type="float">
            <text:p>1442771293.95572</text:p>
          </table:table-cell>
          <table:table-cell table:formula="of:=[.G87]-[.B88]" office:value-type="float" office:value="7.9747302532196" calcext:value-type="float">
            <text:p>7.974730253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1285.98099" calcext:value-type="float">
            <text:p>1442771285.98099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6.80198431015015" calcext:value-type="float">
            <text:p>6.8019843102</text:p>
          </table:table-cell>
          <table:table-cell table:formula="of:=[.C88]/([.D88]-[.D87])" office:value-type="float" office:value="1034566.50792422" calcext:value-type="float">
            <text:p>1034566.50792422</text:p>
          </table:table-cell>
          <table:table-cell/>
          <table:table-cell office:value-type="float" office:value="1442771294.01624" calcext:value-type="float">
            <text:p>1442771294.01624</text:p>
          </table:table-cell>
          <table:table-cell table:formula="of:=[.G88]-[.B89]" office:value-type="float" office:value="7.973801612854" calcext:value-type="float">
            <text:p>7.973801612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1286.04244" calcext:value-type="float">
            <text:p>1442771286.04244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6.86343240737915" calcext:value-type="float">
            <text:p>6.8634324074</text:p>
          </table:table-cell>
          <table:table-cell table:formula="of:=[.C89]/([.D89]-[.D88])" office:value-type="float" office:value="1068088.4024025" calcext:value-type="float">
            <text:p>1068088.4024025</text:p>
          </table:table-cell>
          <table:table-cell/>
          <table:table-cell office:value-type="float" office:value="1442771294.08889" calcext:value-type="float">
            <text:p>1442771294.08889</text:p>
          </table:table-cell>
          <table:table-cell table:formula="of:=[.G89]-[.B90]" office:value-type="float" office:value="7.98595643043518" calcext:value-type="float">
            <text:p>7.985956430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1286.10293" calcext:value-type="float">
            <text:p>1442771286.10293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6.92392492294312" calcext:value-type="float">
            <text:p>6.9239249229</text:p>
          </table:table-cell>
          <table:table-cell table:formula="of:=[.C90]/([.D90]-[.D89])" office:value-type="float" office:value="1084960.66642493" calcext:value-type="float">
            <text:p>1084960.66642493</text:p>
          </table:table-cell>
          <table:table-cell/>
          <table:table-cell office:value-type="float" office:value="1442771294.12565" calcext:value-type="float">
            <text:p>1442771294.12565</text:p>
          </table:table-cell>
          <table:table-cell table:formula="of:=[.G90]-[.B91]" office:value-type="float" office:value="7.96225166320801" calcext:value-type="float">
            <text:p>7.962251663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1286.1634" calcext:value-type="float">
            <text:p>1442771286.1634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6.98439288139343" calcext:value-type="float">
            <text:p>6.9843928814</text:p>
          </table:table-cell>
          <table:table-cell table:formula="of:=[.C91]/([.D91]-[.D90])" office:value-type="float" office:value="1085401.28825294" calcext:value-type="float">
            <text:p>1085401.28825294</text:p>
          </table:table-cell>
          <table:table-cell/>
          <table:table-cell office:value-type="float" office:value="1442771294.17366" calcext:value-type="float">
            <text:p>1442771294.17366</text:p>
          </table:table-cell>
          <table:table-cell table:formula="of:=[.G91]-[.B92]" office:value-type="float" office:value="7.94984269142151" calcext:value-type="float">
            <text:p>7.949842691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1286.22382" calcext:value-type="float">
            <text:p>1442771286.22382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7.04481077194214" calcext:value-type="float">
            <text:p>7.0448107719</text:p>
          </table:table-cell>
          <table:table-cell table:formula="of:=[.C92]/([.D92]-[.D91])" office:value-type="float" office:value="1086300.75303756" calcext:value-type="float">
            <text:p>1086300.75303756</text:p>
          </table:table-cell>
          <table:table-cell/>
          <table:table-cell office:value-type="float" office:value="1442771294.26235" calcext:value-type="float">
            <text:p>1442771294.26235</text:p>
          </table:table-cell>
          <table:table-cell table:formula="of:=[.G92]-[.B93]" office:value-type="float" office:value="7.97809815406799" calcext:value-type="float">
            <text:p>7.978098154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1286.28425" calcext:value-type="float">
            <text:p>1442771286.28425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7.1052451133728" calcext:value-type="float">
            <text:p>7.1052451134</text:p>
          </table:table-cell>
          <table:table-cell table:formula="of:=[.C93]/([.D93]-[.D92])" office:value-type="float" office:value="1086005.05021303" calcext:value-type="float">
            <text:p>1086005.05021303</text:p>
          </table:table-cell>
          <table:table-cell/>
          <table:table-cell office:value-type="float" office:value="1442771294.34301" calcext:value-type="float">
            <text:p>1442771294.34301</text:p>
          </table:table-cell>
          <table:table-cell table:formula="of:=[.G93]-[.B94]" office:value-type="float" office:value="7.99835085868835" calcext:value-type="float">
            <text:p>7.998350858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1286.34466" calcext:value-type="float">
            <text:p>1442771286.34466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7.16565203666687" calcext:value-type="float">
            <text:p>7.1656520367</text:p>
          </table:table-cell>
          <table:table-cell table:formula="of:=[.C94]/([.D94]-[.D93])" office:value-type="float" office:value="1086497.97773173" calcext:value-type="float">
            <text:p>1086497.97773173</text:p>
          </table:table-cell>
          <table:table-cell/>
          <table:table-cell office:value-type="float" office:value="1442771294.41012" calcext:value-type="float">
            <text:p>1442771294.41012</text:p>
          </table:table-cell>
          <table:table-cell table:formula="of:=[.G94]-[.B95]" office:value-type="float" office:value="8.0050413608551" calcext:value-type="float">
            <text:p>8.005041360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1286.40508" calcext:value-type="float">
            <text:p>1442771286.40508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7.22607469558716" calcext:value-type="float">
            <text:p>7.2260746956</text:p>
          </table:table-cell>
          <table:table-cell table:formula="of:=[.C95]/([.D95]-[.D94])" office:value-type="float" office:value="1086215.02550201" calcext:value-type="float">
            <text:p>1086215.02550201</text:p>
          </table:table-cell>
          <table:table-cell/>
          <table:table-cell office:value-type="float" office:value="1442771294.49074" calcext:value-type="float">
            <text:p>1442771294.49074</text:p>
          </table:table-cell>
          <table:table-cell table:formula="of:=[.G95]-[.B96]" office:value-type="float" office:value="8.02524614334106" calcext:value-type="float">
            <text:p>8.025246143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1286.4655" calcext:value-type="float">
            <text:p>1442771286.4655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7.28648781776428" calcext:value-type="float">
            <text:p>7.2864878178</text:p>
          </table:table-cell>
          <table:table-cell table:formula="of:=[.C96]/([.D96]-[.D95])" office:value-type="float" office:value="1086386.49410595" calcext:value-type="float">
            <text:p>1086386.49410595</text:p>
          </table:table-cell>
          <table:table-cell/>
          <table:table-cell office:value-type="float" office:value="1442771294.57151" calcext:value-type="float">
            <text:p>1442771294.57151</text:p>
          </table:table-cell>
          <table:table-cell table:formula="of:=[.G96]-[.B97]" office:value-type="float" office:value="8.04557085037231" calcext:value-type="float">
            <text:p>8.045570850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1286.52594" calcext:value-type="float">
            <text:p>1442771286.52594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7.3469352722168" calcext:value-type="float">
            <text:p>7.3469352722</text:p>
          </table:table-cell>
          <table:table-cell table:formula="of:=[.C97]/([.D97]-[.D96])" office:value-type="float" office:value="1085769.46034275" calcext:value-type="float">
            <text:p>1085769.46034275</text:p>
          </table:table-cell>
          <table:table-cell/>
          <table:table-cell office:value-type="float" office:value="1442771294.63878" calcext:value-type="float">
            <text:p>1442771294.63878</text:p>
          </table:table-cell>
          <table:table-cell table:formula="of:=[.G97]-[.B98]" office:value-type="float" office:value="8.05235147476196" calcext:value-type="float">
            <text:p>8.052351474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1286.58643" calcext:value-type="float">
            <text:p>1442771286.58643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7.40741801261902" calcext:value-type="float">
            <text:p>7.4074180126</text:p>
          </table:table-cell>
          <table:table-cell table:formula="of:=[.C98]/([.D98]-[.D97])" office:value-type="float" office:value="1085136.01671377" calcext:value-type="float">
            <text:p>1085136.01671377</text:p>
          </table:table-cell>
          <table:table-cell/>
          <table:table-cell office:value-type="float" office:value="1442771294.7113" calcext:value-type="float">
            <text:p>1442771294.7113</text:p>
          </table:table-cell>
          <table:table-cell table:formula="of:=[.G98]-[.B99]" office:value-type="float" office:value="8.064448595047" calcext:value-type="float">
            <text:p>8.06444859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1286.64685" calcext:value-type="float">
            <text:p>1442771286.64685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7.46784138679504" calcext:value-type="float">
            <text:p>7.4678413868</text:p>
          </table:table-cell>
          <table:table-cell table:formula="of:=[.C99]/([.D99]-[.D98])" office:value-type="float" office:value="1086202.16753869" calcext:value-type="float">
            <text:p>1086202.16753869</text:p>
          </table:table-cell>
          <table:table-cell/>
          <table:table-cell office:value-type="float" office:value="1442771294.79198" calcext:value-type="float">
            <text:p>1442771294.79198</text:p>
          </table:table-cell>
          <table:table-cell table:formula="of:=[.G99]-[.B100]" office:value-type="float" office:value="8.08470559120178" calcext:value-type="float">
            <text:p>8.084705591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1286.70727" calcext:value-type="float">
            <text:p>1442771286.70727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7.52826428413391" calcext:value-type="float">
            <text:p>7.5282642841</text:p>
          </table:table-cell>
          <table:table-cell table:formula="of:=[.C100]/([.D100]-[.D99])" office:value-type="float" office:value="1086210.73948041" calcext:value-type="float">
            <text:p>1086210.73948041</text:p>
          </table:table-cell>
          <table:table-cell/>
          <table:table-cell office:value-type="float" office:value="1442771294.85925" calcext:value-type="float">
            <text:p>1442771294.85925</text:p>
          </table:table-cell>
          <table:table-cell table:formula="of:=[.G100]-[.B101]" office:value-type="float" office:value="8.09154748916626" calcext:value-type="float">
            <text:p>8.091547489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1286.76771" calcext:value-type="float">
            <text:p>1442771286.76771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7.58869862556458" calcext:value-type="float">
            <text:p>7.5886986256</text:p>
          </table:table-cell>
          <table:table-cell table:formula="of:=[.C101]/([.D101]-[.D100])" office:value-type="float" office:value="1086005.05021303" calcext:value-type="float">
            <text:p>1086005.05021303</text:p>
          </table:table-cell>
          <table:table-cell/>
          <table:table-cell office:value-type="float" office:value="1442771294.93988" calcext:value-type="float">
            <text:p>1442771294.93988</text:p>
          </table:table-cell>
          <table:table-cell table:formula="of:=[.G101]-[.B102]" office:value-type="float" office:value="8.11174821853638" calcext:value-type="float">
            <text:p>8.111748218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1286.82813" calcext:value-type="float">
            <text:p>1442771286.82813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7.64911890029907" calcext:value-type="float">
            <text:p>7.6491189003</text:p>
          </table:table-cell>
          <table:table-cell table:formula="of:=[.C102]/([.D102]-[.D101])" office:value-type="float" office:value="1086257.88757838" calcext:value-type="float">
            <text:p>1086257.88757838</text:p>
          </table:table-cell>
          <table:table-cell/>
          <table:table-cell office:value-type="float" office:value="1442771295.02048" calcext:value-type="float">
            <text:p>1442771295.02048</text:p>
          </table:table-cell>
          <table:table-cell table:formula="of:=[.G102]-[.B103]" office:value-type="float" office:value="8.13192272186279" calcext:value-type="float">
            <text:p>8.131922721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1286.88856" calcext:value-type="float">
            <text:p>1442771286.88856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7.70955300331116" calcext:value-type="float">
            <text:p>7.7095530033</text:p>
          </table:table-cell>
          <table:table-cell table:formula="of:=[.C103]/([.D103]-[.D102])" office:value-type="float" office:value="1086009.33461155" calcext:value-type="float">
            <text:p>1086009.33461155</text:p>
          </table:table-cell>
          <table:table-cell/>
          <table:table-cell office:value-type="float" office:value="1442771295.08587" calcext:value-type="float">
            <text:p>1442771295.08587</text:p>
          </table:table-cell>
          <table:table-cell table:formula="of:=[.G103]-[.B104]" office:value-type="float" office:value="8.13693118095398" calcext:value-type="float">
            <text:p>8.13693118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1286.94894" calcext:value-type="float">
            <text:p>1442771286.94894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7.76993322372437" calcext:value-type="float">
            <text:p>7.7699332237</text:p>
          </table:table-cell>
          <table:table-cell table:formula="of:=[.C104]/([.D104]-[.D103])" office:value-type="float" office:value="1086978.47657481" calcext:value-type="float">
            <text:p>1086978.47657481</text:p>
          </table:table-cell>
          <table:table-cell/>
          <table:table-cell office:value-type="float" office:value="1442771300.36156" calcext:value-type="float">
            <text:p>1442771300.36156</text:p>
          </table:table-cell>
          <table:table-cell table:formula="of:=[.G104]-[.B105]" office:value-type="float" office:value="0.349186420440674" calcext:value-type="float">
            <text:p>0.349186420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1300.01238" calcext:value-type="float">
            <text:p>1442771300.01238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0.8333675861359" calcext:value-type="float">
            <text:p>20.8333675861</text:p>
          </table:table-cell>
          <table:table-cell table:formula="of:=[.C105]/([.D105]-[.D104])" office:value-type="float" office:value="5024.09995558659" calcext:value-type="float">
            <text:p>5024.0999555866</text:p>
          </table:table-cell>
          <table:table-cell/>
          <table:table-cell office:value-type="float" office:value="1442771300.52669" calcext:value-type="float">
            <text:p>1442771300.52669</text:p>
          </table:table-cell>
          <table:table-cell table:formula="of:=[.G105]-[.B106]" office:value-type="float" office:value="0.431991338729858" calcext:value-type="float">
            <text:p>0.431991338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1300.0947" calcext:value-type="float">
            <text:p>1442771300.0947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0.9156947135925" calcext:value-type="float">
            <text:p>20.9156947136</text:p>
          </table:table-cell>
          <table:table-cell table:formula="of:=[.C106]/([.D106]-[.D105])" office:value-type="float" office:value="797209.887282258" calcext:value-type="float">
            <text:p>797209.887282258</text:p>
          </table:table-cell>
          <table:table-cell/>
          <table:table-cell office:value-type="float" office:value="1442771302.12731" calcext:value-type="float">
            <text:p>1442771302.12731</text:p>
          </table:table-cell>
          <table:table-cell table:formula="of:=[.G106]-[.B107]" office:value-type="float" office:value="1.95031118392944" calcext:value-type="float">
            <text:p>1.950311183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1300.177" calcext:value-type="float">
            <text:p>1442771300.177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0.9979946613312" calcext:value-type="float">
            <text:p>20.9979946613</text:p>
          </table:table-cell>
          <table:table-cell table:formula="of:=[.C107]/([.D107]-[.D106])" office:value-type="float" office:value="797473.167400077" calcext:value-type="float">
            <text:p>797473.167400077</text:p>
          </table:table-cell>
          <table:table-cell/>
          <table:table-cell office:value-type="float" office:value="1442771306.81712" calcext:value-type="float">
            <text:p>1442771306.81712</text:p>
          </table:table-cell>
          <table:table-cell table:formula="of:=[.G107]-[.B108]" office:value-type="float" office:value="6.55782794952393" calcext:value-type="float">
            <text:p>6.557827949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1300.25929" calcext:value-type="float">
            <text:p>1442771300.25929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1.0802791118622" calcext:value-type="float">
            <text:p>21.0802791119</text:p>
          </table:table-cell>
          <table:table-cell table:formula="of:=[.C108]/([.D108]-[.D107])" office:value-type="float" office:value="797623.361114492" calcext:value-type="float">
            <text:p>797623.361114492</text:p>
          </table:table-cell>
          <table:table-cell/>
          <table:table-cell office:value-type="float" office:value="1442771307.13965" calcext:value-type="float">
            <text:p>1442771307.13965</text:p>
          </table:table-cell>
          <table:table-cell table:formula="of:=[.G108]-[.B109]" office:value-type="float" office:value="6.79793810844421" calcext:value-type="float">
            <text:p>6.797938108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1300.34171" calcext:value-type="float">
            <text:p>1442771300.34171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1.1627035140991" calcext:value-type="float">
            <text:p>21.1627035141</text:p>
          </table:table-cell>
          <table:table-cell table:formula="of:=[.C109]/([.D109]-[.D108])" office:value-type="float" office:value="796269.044346033" calcext:value-type="float">
            <text:p>796269.044346033</text:p>
          </table:table-cell>
          <table:table-cell/>
          <table:table-cell office:value-type="float" office:value="1442771310.02755" calcext:value-type="float">
            <text:p>1442771310.02755</text:p>
          </table:table-cell>
          <table:table-cell table:formula="of:=[.G109]-[.B110]" office:value-type="float" office:value="9.60342812538147" calcext:value-type="float">
            <text:p>9.603428125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1300.42413" calcext:value-type="float">
            <text:p>1442771300.42413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1.2451183795929" calcext:value-type="float">
            <text:p>21.2451183796</text:p>
          </table:table-cell>
          <table:table-cell table:formula="of:=[.C110]/([.D110]-[.D109])" office:value-type="float" office:value="796361.185652336" calcext:value-type="float">
            <text:p>796361.185652336</text:p>
          </table:table-cell>
          <table:table-cell/>
          <table:table-cell office:value-type="float" office:value="1442771310.05532" calcext:value-type="float">
            <text:p>1442771310.05532</text:p>
          </table:table-cell>
          <table:table-cell table:formula="of:=[.G110]-[.B111]" office:value-type="float" office:value="9.54889488220215" calcext:value-type="float">
            <text:p>9.548894882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1300.50642" calcext:value-type="float">
            <text:p>1442771300.50642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1.3274154663086" calcext:value-type="float">
            <text:p>21.3274154663</text:p>
          </table:table-cell>
          <table:table-cell table:formula="of:=[.C111]/([.D111]-[.D110])" office:value-type="float" office:value="797500.891212965" calcext:value-type="float">
            <text:p>797500.891212965</text:p>
          </table:table-cell>
          <table:table-cell/>
          <table:table-cell office:value-type="float" office:value="1442771310.08289" calcext:value-type="float">
            <text:p>1442771310.08289</text:p>
          </table:table-cell>
          <table:table-cell table:formula="of:=[.G111]-[.B112]" office:value-type="float" office:value="9.4941737651825" calcext:value-type="float">
            <text:p>9.494173765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1300.58872" calcext:value-type="float">
            <text:p>1442771300.58872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1.4097080230713" calcext:value-type="float">
            <text:p>21.4097080231</text:p>
          </table:table-cell>
          <table:table-cell table:formula="of:=[.C112]/([.D112]-[.D111])" office:value-type="float" office:value="797544.791192491" calcext:value-type="float">
            <text:p>797544.791192491</text:p>
          </table:table-cell>
          <table:table-cell/>
          <table:table-cell office:value-type="float" office:value="1442771310.11044" calcext:value-type="float">
            <text:p>1442771310.11044</text:p>
          </table:table-cell>
          <table:table-cell table:formula="of:=[.G112]-[.B113]" office:value-type="float" office:value="9.43943405151367" calcext:value-type="float">
            <text:p>9.439434051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1300.671" calcext:value-type="float">
            <text:p>1442771300.671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1.4919955730438" calcext:value-type="float">
            <text:p>21.491995573</text:p>
          </table:table-cell>
          <table:table-cell table:formula="of:=[.C113]/([.D113]-[.D112])" office:value-type="float" office:value="797593.317845853" calcext:value-type="float">
            <text:p>797593.317845853</text:p>
          </table:table-cell>
          <table:table-cell/>
          <table:table-cell office:value-type="float" office:value="1442771310.13801" calcext:value-type="float">
            <text:p>1442771310.13801</text:p>
          </table:table-cell>
          <table:table-cell table:formula="of:=[.G113]-[.B114]" office:value-type="float" office:value="9.3846926689148" calcext:value-type="float">
            <text:p>9.384692668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1300.75332" calcext:value-type="float">
            <text:p>1442771300.75332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1.5743072032928" calcext:value-type="float">
            <text:p>21.5743072033</text:p>
          </table:table-cell>
          <table:table-cell table:formula="of:=[.C114]/([.D114]-[.D113])" office:value-type="float" office:value="797359.981832928" calcext:value-type="float">
            <text:p>797359.981832928</text:p>
          </table:table-cell>
          <table:table-cell/>
          <table:table-cell office:value-type="float" office:value="1442771310.16555" calcext:value-type="float">
            <text:p>1442771310.16555</text:p>
          </table:table-cell>
          <table:table-cell table:formula="of:=[.G114]-[.B115]" office:value-type="float" office:value="9.3299503326416" calcext:value-type="float">
            <text:p>9.329950332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1300.8356" calcext:value-type="float">
            <text:p>1442771300.8356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1.6565873622894" calcext:value-type="float">
            <text:p>21.6565873623</text:p>
          </table:table-cell>
          <table:table-cell table:formula="of:=[.C115]/([.D115]-[.D114])" office:value-type="float" office:value="797664.963223107" calcext:value-type="float">
            <text:p>797664.963223107</text:p>
          </table:table-cell>
          <table:table-cell/>
          <table:table-cell office:value-type="float" office:value="1442771310.19308" calcext:value-type="float">
            <text:p>1442771310.19308</text:p>
          </table:table-cell>
          <table:table-cell table:formula="of:=[.G115]-[.B116]" office:value-type="float" office:value="9.27518701553345" calcext:value-type="float">
            <text:p>9.275187015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1300.91789" calcext:value-type="float">
            <text:p>1442771300.91789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1.738883972168" calcext:value-type="float">
            <text:p>21.7388839722</text:p>
          </table:table-cell>
          <table:table-cell table:formula="of:=[.C116]/([.D116]-[.D115])" office:value-type="float" office:value="797505.512035854" calcext:value-type="float">
            <text:p>797505.512035854</text:p>
          </table:table-cell>
          <table:table-cell/>
          <table:table-cell office:value-type="float" office:value="1442771310.22064" calcext:value-type="float">
            <text:p>1442771310.22064</text:p>
          </table:table-cell>
          <table:table-cell table:formula="of:=[.G116]-[.B117]" office:value-type="float" office:value="9.22049331665039" calcext:value-type="float">
            <text:p>9.220493316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1301.00015" calcext:value-type="float">
            <text:p>1442771301.00015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1.8211381435394" calcext:value-type="float">
            <text:p>21.8211381435</text:p>
          </table:table-cell>
          <table:table-cell table:formula="of:=[.C117]/([.D117]-[.D116])" office:value-type="float" office:value="797916.979840521" calcext:value-type="float">
            <text:p>797916.979840521</text:p>
          </table:table-cell>
          <table:table-cell/>
          <table:table-cell office:value-type="float" office:value="1442771310.24819" calcext:value-type="float">
            <text:p>1442771310.24819</text:p>
          </table:table-cell>
          <table:table-cell table:formula="of:=[.G117]-[.B118]" office:value-type="float" office:value="9.1695818901062" calcext:value-type="float">
            <text:p>9.169581890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1301.0786" calcext:value-type="float">
            <text:p>1442771301.0786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1.8995952606201" calcext:value-type="float">
            <text:p>21.8995952606</text:p>
          </table:table-cell>
          <table:table-cell table:formula="of:=[.C118]/([.D118]-[.D117])" office:value-type="float" office:value="836533.413947665" calcext:value-type="float">
            <text:p>836533.413947665</text:p>
          </table:table-cell>
          <table:table-cell/>
          <table:table-cell office:value-type="float" office:value="1442771310.27572" calcext:value-type="float">
            <text:p>1442771310.27572</text:p>
          </table:table-cell>
          <table:table-cell table:formula="of:=[.G118]-[.B119]" office:value-type="float" office:value="9.11863851547241" calcext:value-type="float">
            <text:p>9.118638515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1301.15708" calcext:value-type="float">
            <text:p>1442771301.15708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1.9780747890472" calcext:value-type="float">
            <text:p>21.978074789</text:p>
          </table:table-cell>
          <table:table-cell table:formula="of:=[.C119]/([.D119]-[.D118])" office:value-type="float" office:value="836294.525660227" calcext:value-type="float">
            <text:p>836294.525660227</text:p>
          </table:table-cell>
          <table:table-cell/>
          <table:table-cell office:value-type="float" office:value="1442771310.30336" calcext:value-type="float">
            <text:p>1442771310.30336</text:p>
          </table:table-cell>
          <table:table-cell table:formula="of:=[.G119]-[.B120]" office:value-type="float" office:value="9.06786298751831" calcext:value-type="float">
            <text:p>9.067862987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1301.2355" calcext:value-type="float">
            <text:p>1442771301.2355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2.0564906597137" calcext:value-type="float">
            <text:p>22.0564906597</text:p>
          </table:table-cell>
          <table:table-cell table:formula="of:=[.C120]/([.D120]-[.D119])" office:value-type="float" office:value="836973.426962603" calcext:value-type="float">
            <text:p>836973.426962603</text:p>
          </table:table-cell>
          <table:table-cell/>
          <table:table-cell office:value-type="float" office:value="1442771310.3309" calcext:value-type="float">
            <text:p>1442771310.3309</text:p>
          </table:table-cell>
          <table:table-cell table:formula="of:=[.G120]-[.B121]" office:value-type="float" office:value="9.01695847511292" calcext:value-type="float">
            <text:p>9.016958475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1301.31394" calcext:value-type="float">
            <text:p>1442771301.31394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2.1349282264709" calcext:value-type="float">
            <text:p>22.1349282265</text:p>
          </table:table-cell>
          <table:table-cell table:formula="of:=[.C121]/([.D121]-[.D120])" office:value-type="float" office:value="836741.917341204" calcext:value-type="float">
            <text:p>836741.917341204</text:p>
          </table:table-cell>
          <table:table-cell/>
          <table:table-cell office:value-type="float" office:value="1442771310.35843" calcext:value-type="float">
            <text:p>1442771310.35843</text:p>
          </table:table-cell>
          <table:table-cell table:formula="of:=[.G121]-[.B122]" office:value-type="float" office:value="8.96604418754578" calcext:value-type="float">
            <text:p>8.966044187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1301.39239" calcext:value-type="float">
            <text:p>1442771301.39239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2.2133786678314" calcext:value-type="float">
            <text:p>22.2133786678</text:p>
          </table:table-cell>
          <table:table-cell table:formula="of:=[.C122]/([.D122]-[.D121])" office:value-type="float" office:value="836604.598544272" calcext:value-type="float">
            <text:p>836604.598544272</text:p>
          </table:table-cell>
          <table:table-cell/>
          <table:table-cell office:value-type="float" office:value="1442771310.38596" calcext:value-type="float">
            <text:p>1442771310.38596</text:p>
          </table:table-cell>
          <table:table-cell table:formula="of:=[.G122]-[.B123]" office:value-type="float" office:value="8.91514468193054" calcext:value-type="float">
            <text:p>8.915144681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1301.47082" calcext:value-type="float">
            <text:p>1442771301.47082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2.2918109893799" calcext:value-type="float">
            <text:p>22.2918109894</text:p>
          </table:table-cell>
          <table:table-cell table:formula="of:=[.C123]/([.D123]-[.D122])" office:value-type="float" office:value="836797.874960863" calcext:value-type="float">
            <text:p>836797.874960863</text:p>
          </table:table-cell>
          <table:table-cell/>
          <table:table-cell office:value-type="float" office:value="1442771310.41349" calcext:value-type="float">
            <text:p>1442771310.41349</text:p>
          </table:table-cell>
          <table:table-cell table:formula="of:=[.G123]-[.B124]" office:value-type="float" office:value="8.86419200897217" calcext:value-type="float">
            <text:p>8.86419200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1301.5493" calcext:value-type="float">
            <text:p>1442771301.5493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2.3702907562256" calcext:value-type="float">
            <text:p>22.3702907562</text:p>
          </table:table-cell>
          <table:table-cell table:formula="of:=[.C124]/([.D124]-[.D123])" office:value-type="float" office:value="836291.985028922" calcext:value-type="float">
            <text:p>836291.985028922</text:p>
          </table:table-cell>
          <table:table-cell/>
          <table:table-cell office:value-type="float" office:value="1442771310.44103" calcext:value-type="float">
            <text:p>1442771310.44103</text:p>
          </table:table-cell>
          <table:table-cell table:formula="of:=[.G124]-[.B125]" office:value-type="float" office:value="8.81328105926514" calcext:value-type="float">
            <text:p>8.813281059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1301.62775" calcext:value-type="float">
            <text:p>1442771301.62775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2.448744058609" calcext:value-type="float">
            <text:p>22.4487440586</text:p>
          </table:table-cell>
          <table:table-cell table:formula="of:=[.C125]/([.D125]-[.D124])" office:value-type="float" office:value="836574.089376613" calcext:value-type="float">
            <text:p>836574.089376613</text:p>
          </table:table-cell>
          <table:table-cell/>
          <table:table-cell office:value-type="float" office:value="1442771310.4686" calcext:value-type="float">
            <text:p>1442771310.4686</text:p>
          </table:table-cell>
          <table:table-cell table:formula="of:=[.G125]-[.B126]" office:value-type="float" office:value="8.76240754127502" calcext:value-type="float">
            <text:p>8.762407541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1301.7062" calcext:value-type="float">
            <text:p>1442771301.7062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2.5271871089935" calcext:value-type="float">
            <text:p>22.527187109</text:p>
          </table:table-cell>
          <table:table-cell table:formula="of:=[.C126]/([.D126]-[.D125])" office:value-type="float" office:value="836683.424194715" calcext:value-type="float">
            <text:p>836683.424194715</text:p>
          </table:table-cell>
          <table:table-cell/>
          <table:table-cell office:value-type="float" office:value="1442771310.49614" calcext:value-type="float">
            <text:p>1442771310.49614</text:p>
          </table:table-cell>
          <table:table-cell table:formula="of:=[.G126]-[.B127]" office:value-type="float" office:value="8.71150660514832" calcext:value-type="float">
            <text:p>8.711506605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1301.78463" calcext:value-type="float">
            <text:p>1442771301.78463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2.6056227684021" calcext:value-type="float">
            <text:p>22.6056227684</text:p>
          </table:table-cell>
          <table:table-cell table:formula="of:=[.C127]/([.D127]-[.D126])" office:value-type="float" office:value="836762.264700608" calcext:value-type="float">
            <text:p>836762.264700608</text:p>
          </table:table-cell>
          <table:table-cell/>
          <table:table-cell office:value-type="float" office:value="1442771310.52368" calcext:value-type="float">
            <text:p>1442771310.52368</text:p>
          </table:table-cell>
          <table:table-cell table:formula="of:=[.G127]-[.B128]" office:value-type="float" office:value="8.66066670417786" calcext:value-type="float">
            <text:p>8.660666704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1301.86301" calcext:value-type="float">
            <text:p>1442771301.86301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2.6840033531189" calcext:value-type="float">
            <text:p>22.6840033531</text:p>
          </table:table-cell>
          <table:table-cell table:formula="of:=[.C128]/([.D128]-[.D127])" office:value-type="float" office:value="837350.221832871" calcext:value-type="float">
            <text:p>837350.221832871</text:p>
          </table:table-cell>
          <table:table-cell/>
          <table:table-cell office:value-type="float" office:value="1442771310.55122" calcext:value-type="float">
            <text:p>1442771310.55122</text:p>
          </table:table-cell>
          <table:table-cell table:formula="of:=[.G128]-[.B129]" office:value-type="float" office:value="8.60978865623474" calcext:value-type="float">
            <text:p>8.609788656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1301.94143" calcext:value-type="float">
            <text:p>1442771301.94143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2.7624218463898" calcext:value-type="float">
            <text:p>22.7624218464</text:p>
          </table:table-cell>
          <table:table-cell table:formula="of:=[.C129]/([.D129]-[.D128])" office:value-type="float" office:value="836945.435476466" calcext:value-type="float">
            <text:p>836945.435476466</text:p>
          </table:table-cell>
          <table:table-cell/>
          <table:table-cell office:value-type="float" office:value="1442771310.57874" calcext:value-type="float">
            <text:p>1442771310.57874</text:p>
          </table:table-cell>
          <table:table-cell table:formula="of:=[.G129]-[.B130]" office:value-type="float" office:value="8.56300115585327" calcext:value-type="float">
            <text:p>8.563001155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1302.01574" calcext:value-type="float">
            <text:p>1442771302.01574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2.8367273807526" calcext:value-type="float">
            <text:p>22.8367273808</text:p>
          </table:table-cell>
          <table:table-cell table:formula="of:=[.C130]/([.D130]-[.D129])" office:value-type="float" office:value="883272.027619842" calcext:value-type="float">
            <text:p>883272.027619842</text:p>
          </table:table-cell>
          <table:table-cell/>
          <table:table-cell office:value-type="float" office:value="1442771310.60628" calcext:value-type="float">
            <text:p>1442771310.60628</text:p>
          </table:table-cell>
          <table:table-cell table:formula="of:=[.G130]-[.B131]" office:value-type="float" office:value="8.52593898773193" calcext:value-type="float">
            <text:p>8.525938987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1302.08034" calcext:value-type="float">
            <text:p>1442771302.08034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2.9013342857361" calcext:value-type="float">
            <text:p>22.9013342857</text:p>
          </table:table-cell>
          <table:table-cell table:formula="of:=[.C131]/([.D131]-[.D130])" office:value-type="float" office:value="1015866.64794949" calcext:value-type="float">
            <text:p>1015866.64794949</text:p>
          </table:table-cell>
          <table:table-cell/>
          <table:table-cell office:value-type="float" office:value="1442771310.63382" calcext:value-type="float">
            <text:p>1442771310.63382</text:p>
          </table:table-cell>
          <table:table-cell table:formula="of:=[.G131]-[.B132]" office:value-type="float" office:value="8.48915123939514" calcext:value-type="float">
            <text:p>8.489151239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1302.14467" calcext:value-type="float">
            <text:p>1442771302.14467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2.9656567573547" calcext:value-type="float">
            <text:p>22.9656567574</text:p>
          </table:table-cell>
          <table:table-cell table:formula="of:=[.C132]/([.D132]-[.D131])" office:value-type="float" office:value="1020358.8007176" calcext:value-type="float">
            <text:p>1020358.8007176</text:p>
          </table:table-cell>
          <table:table-cell/>
          <table:table-cell office:value-type="float" office:value="1442771310.66135" calcext:value-type="float">
            <text:p>1442771310.66135</text:p>
          </table:table-cell>
          <table:table-cell table:formula="of:=[.G132]-[.B133]" office:value-type="float" office:value="8.45237851142883" calcext:value-type="float">
            <text:p>8.452378511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1302.20897" calcext:value-type="float">
            <text:p>1442771302.20897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3.029965877533" calcext:value-type="float">
            <text:p>23.0299658775</text:p>
          </table:table-cell>
          <table:table-cell table:formula="of:=[.C133]/([.D133]-[.D132])" office:value-type="float" office:value="1020570.64096214" calcext:value-type="float">
            <text:p>1020570.64096214</text:p>
          </table:table-cell>
          <table:table-cell/>
          <table:table-cell office:value-type="float" office:value="1442771310.68889" calcext:value-type="float">
            <text:p>1442771310.68889</text:p>
          </table:table-cell>
          <table:table-cell table:formula="of:=[.G133]-[.B134]" office:value-type="float" office:value="8.41556477546692" calcext:value-type="float">
            <text:p>8.415564775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1302.27332" calcext:value-type="float">
            <text:p>1442771302.27332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3.0943119525909" calcext:value-type="float">
            <text:p>23.0943119526</text:p>
          </table:table-cell>
          <table:table-cell table:formula="of:=[.C134]/([.D134]-[.D133])" office:value-type="float" office:value="1019984.51251079" calcext:value-type="float">
            <text:p>1019984.51251079</text:p>
          </table:table-cell>
          <table:table-cell/>
          <table:table-cell office:value-type="float" office:value="1442771310.71639" calcext:value-type="float">
            <text:p>1442771310.71639</text:p>
          </table:table-cell>
          <table:table-cell table:formula="of:=[.G134]-[.B135]" office:value-type="float" office:value="8.37875509262085" calcext:value-type="float">
            <text:p>8.378755092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1302.33763" calcext:value-type="float">
            <text:p>1442771302.33763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3.158623456955" calcext:value-type="float">
            <text:p>23.158623457</text:p>
          </table:table-cell>
          <table:table-cell table:formula="of:=[.C135]/([.D135]-[.D134])" office:value-type="float" office:value="1020532.805896" calcext:value-type="float">
            <text:p>1020532.805896</text:p>
          </table:table-cell>
          <table:table-cell/>
          <table:table-cell office:value-type="float" office:value="1442771310.74389" calcext:value-type="float">
            <text:p>1442771310.74389</text:p>
          </table:table-cell>
          <table:table-cell table:formula="of:=[.G135]-[.B136]" office:value-type="float" office:value="8.3419713973999" calcext:value-type="float">
            <text:p>8.341971397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1302.40192" calcext:value-type="float">
            <text:p>1442771302.40192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3.2229084968567" calcext:value-type="float">
            <text:p>23.2229084969</text:p>
          </table:table-cell>
          <table:table-cell table:formula="of:=[.C136]/([.D136]-[.D135])" office:value-type="float" office:value="1020952.93244471" calcext:value-type="float">
            <text:p>1020952.93244471</text:p>
          </table:table-cell>
          <table:table-cell/>
          <table:table-cell office:value-type="float" office:value="1442771310.7714" calcext:value-type="float">
            <text:p>1442771310.7714</text:p>
          </table:table-cell>
          <table:table-cell table:formula="of:=[.G136]-[.B137]" office:value-type="float" office:value="8.30514645576477" calcext:value-type="float">
            <text:p>8.305146455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1302.46625" calcext:value-type="float">
            <text:p>1442771302.46625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3.2872412204742" calcext:value-type="float">
            <text:p>23.2872412205</text:p>
          </table:table-cell>
          <table:table-cell table:formula="of:=[.C137]/([.D137]-[.D136])" office:value-type="float" office:value="1020196.19735316" calcext:value-type="float">
            <text:p>1020196.19735316</text:p>
          </table:table-cell>
          <table:table-cell/>
          <table:table-cell office:value-type="float" office:value="1442771310.79887" calcext:value-type="float">
            <text:p>1442771310.79887</text:p>
          </table:table-cell>
          <table:table-cell table:formula="of:=[.G137]-[.B138]" office:value-type="float" office:value="8.26830983161926" calcext:value-type="float">
            <text:p>8.268309831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1302.53056" calcext:value-type="float">
            <text:p>1442771302.53056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3.3515560626984" calcext:value-type="float">
            <text:p>23.3515560627</text:p>
          </table:table-cell>
          <table:table-cell table:formula="of:=[.C138]/([.D138]-[.D137])" office:value-type="float" office:value="1020479.84151604" calcext:value-type="float">
            <text:p>1020479.84151604</text:p>
          </table:table-cell>
          <table:table-cell/>
          <table:table-cell office:value-type="float" office:value="1442771310.82638" calcext:value-type="float">
            <text:p>1442771310.82638</text:p>
          </table:table-cell>
          <table:table-cell table:formula="of:=[.G138]-[.B139]" office:value-type="float" office:value="8.23150324821472" calcext:value-type="float">
            <text:p>8.231503248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1302.59488" calcext:value-type="float">
            <text:p>1442771302.59488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3.4158673286438" calcext:value-type="float">
            <text:p>23.4158673286</text:p>
          </table:table-cell>
          <table:table-cell table:formula="of:=[.C139]/([.D139]-[.D138])" office:value-type="float" office:value="1020536.58927638" calcext:value-type="float">
            <text:p>1020536.58927638</text:p>
          </table:table-cell>
          <table:table-cell/>
          <table:table-cell office:value-type="float" office:value="1442771310.85389" calcext:value-type="float">
            <text:p>1442771310.85389</text:p>
          </table:table-cell>
          <table:table-cell table:formula="of:=[.G139]-[.B140]" office:value-type="float" office:value="8.19472908973694" calcext:value-type="float">
            <text:p>8.194729089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1302.65916" calcext:value-type="float">
            <text:p>1442771302.65916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3.4801502227783" calcext:value-type="float">
            <text:p>23.4801502228</text:p>
          </table:table-cell>
          <table:table-cell table:formula="of:=[.C140]/([.D140]-[.D139])" office:value-type="float" office:value="1020987.01192039" calcext:value-type="float">
            <text:p>1020987.01192039</text:p>
          </table:table-cell>
          <table:table-cell/>
          <table:table-cell office:value-type="float" office:value="1442771310.88148" calcext:value-type="float">
            <text:p>1442771310.88148</text:p>
          </table:table-cell>
          <table:table-cell table:formula="of:=[.G140]-[.B141]" office:value-type="float" office:value="8.15805077552795" calcext:value-type="float">
            <text:p>8.158050775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1302.72343" calcext:value-type="float">
            <text:p>1442771302.72343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3.5444252490997" calcext:value-type="float">
            <text:p>23.5444252491</text:p>
          </table:table-cell>
          <table:table-cell table:formula="of:=[.C141]/([.D141]-[.D140])" office:value-type="float" office:value="1021111.98946545" calcext:value-type="float">
            <text:p>1021111.98946545</text:p>
          </table:table-cell>
          <table:table-cell/>
          <table:table-cell office:value-type="float" office:value="1442771310.90899" calcext:value-type="float">
            <text:p>1442771310.90899</text:p>
          </table:table-cell>
          <table:table-cell table:formula="of:=[.G141]-[.B142]" office:value-type="float" office:value="8.12127494812012" calcext:value-type="float">
            <text:p>8.121274948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1302.78771" calcext:value-type="float">
            <text:p>1442771302.78771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3.6087062358856" calcext:value-type="float">
            <text:p>23.6087062359</text:p>
          </table:table-cell>
          <table:table-cell table:formula="of:=[.C142]/([.D142]-[.D141])" office:value-type="float" office:value="1021017.30669772" calcext:value-type="float">
            <text:p>1021017.30669772</text:p>
          </table:table-cell>
          <table:table-cell/>
          <table:table-cell office:value-type="float" office:value="1442771310.98205" calcext:value-type="float">
            <text:p>1442771310.98205</text:p>
          </table:table-cell>
          <table:table-cell table:formula="of:=[.G142]-[.B143]" office:value-type="float" office:value="8.13003182411194" calcext:value-type="float">
            <text:p>8.130031824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1302.85202" calcext:value-type="float">
            <text:p>1442771302.85202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3.6730074882507" calcext:value-type="float">
            <text:p>23.6730074883</text:p>
          </table:table-cell>
          <table:table-cell table:formula="of:=[.C143]/([.D143]-[.D142])" office:value-type="float" office:value="1020695.51658701" calcext:value-type="float">
            <text:p>1020695.51658701</text:p>
          </table:table-cell>
          <table:table-cell/>
          <table:table-cell office:value-type="float" office:value="1442771311.04697" calcext:value-type="float">
            <text:p>1442771311.04697</text:p>
          </table:table-cell>
          <table:table-cell table:formula="of:=[.G143]-[.B144]" office:value-type="float" office:value="8.13068389892578" calcext:value-type="float">
            <text:p>8.130683898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1302.91629" calcext:value-type="float">
            <text:p>1442771302.91629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3.7372789382935" calcext:value-type="float">
            <text:p>23.7372789383</text:p>
          </table:table-cell>
          <table:table-cell table:formula="of:=[.C144]/([.D144]-[.D143])" office:value-type="float" office:value="1021168.80755562" calcext:value-type="float">
            <text:p>1021168.80755562</text:p>
          </table:table-cell>
          <table:table-cell/>
          <table:table-cell office:value-type="float" office:value="1442771311.13193" calcext:value-type="float">
            <text:p>1442771311.13193</text:p>
          </table:table-cell>
          <table:table-cell table:formula="of:=[.G144]-[.B145]" office:value-type="float" office:value="8.15137100219727" calcext:value-type="float">
            <text:p>8.151371002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1302.98056" calcext:value-type="float">
            <text:p>1442771302.98056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3.8015553951263" calcext:value-type="float">
            <text:p>23.8015553951</text:p>
          </table:table-cell>
          <table:table-cell table:formula="of:=[.C145]/([.D145]-[.D144])" office:value-type="float" office:value="1021089.2639997" calcext:value-type="float">
            <text:p>1021089.2639997</text:p>
          </table:table-cell>
          <table:table-cell/>
          <table:table-cell office:value-type="float" office:value="1442771311.17408" calcext:value-type="float">
            <text:p>1442771311.17408</text:p>
          </table:table-cell>
          <table:table-cell table:formula="of:=[.G145]-[.B146]" office:value-type="float" office:value="8.12819600105286" calcext:value-type="float">
            <text:p>8.128196001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1303.04588" calcext:value-type="float">
            <text:p>1442771303.04588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3.866872549057" calcext:value-type="float">
            <text:p>23.8668725491</text:p>
          </table:table-cell>
          <table:table-cell table:formula="of:=[.C146]/([.D146]-[.D145])" office:value-type="float" office:value="1004820.26619945" calcext:value-type="float">
            <text:p>1004820.26619945</text:p>
          </table:table-cell>
          <table:table-cell/>
          <table:table-cell office:value-type="float" office:value="1442771311.24794" calcext:value-type="float">
            <text:p>1442771311.24794</text:p>
          </table:table-cell>
          <table:table-cell table:formula="of:=[.G146]-[.B147]" office:value-type="float" office:value="8.13559150695801" calcext:value-type="float">
            <text:p>8.13559150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1303.11235" calcext:value-type="float">
            <text:p>1442771303.11235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23.933345079422" calcext:value-type="float">
            <text:p>23.9333450794</text:p>
          </table:table-cell>
          <table:table-cell table:formula="of:=[.C147]/([.D147]-[.D146])" office:value-type="float" office:value="987355.222369676" calcext:value-type="float">
            <text:p>987355.222369676</text:p>
          </table:table-cell>
          <table:table-cell/>
          <table:table-cell office:value-type="float" office:value="1442771311.33287" calcext:value-type="float">
            <text:p>1442771311.33287</text:p>
          </table:table-cell>
          <table:table-cell table:formula="of:=[.G147]-[.B148]" office:value-type="float" office:value="8.15406918525696" calcext:value-type="float">
            <text:p>8.154069185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1303.1788" calcext:value-type="float">
            <text:p>1442771303.1788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23.9997925758362" calcext:value-type="float">
            <text:p>23.9997925758</text:p>
          </table:table-cell>
          <table:table-cell table:formula="of:=[.C148]/([.D148]-[.D147])" office:value-type="float" office:value="987727.206317882" calcext:value-type="float">
            <text:p>987727.206317882</text:p>
          </table:table-cell>
          <table:table-cell/>
          <table:table-cell office:value-type="float" office:value="1442771311.41358" calcext:value-type="float">
            <text:p>1442771311.41358</text:p>
          </table:table-cell>
          <table:table-cell table:formula="of:=[.G148]-[.B149]" office:value-type="float" office:value="8.16829872131348" calcext:value-type="float">
            <text:p>8.168298721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1303.24528" calcext:value-type="float">
            <text:p>1442771303.24528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24.066269159317" calcext:value-type="float">
            <text:p>24.0662691593</text:p>
          </table:table-cell>
          <table:table-cell table:formula="of:=[.C149]/([.D149]-[.D148])" office:value-type="float" office:value="987295.022749199" calcext:value-type="float">
            <text:p>987295.022749199</text:p>
          </table:table-cell>
          <table:table-cell/>
          <table:table-cell office:value-type="float" office:value="1442771311.49588" calcext:value-type="float">
            <text:p>1442771311.49588</text:p>
          </table:table-cell>
          <table:table-cell table:formula="of:=[.G149]-[.B150]" office:value-type="float" office:value="8.18417024612427" calcext:value-type="float">
            <text:p>8.184170246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1303.31171" calcext:value-type="float">
            <text:p>1442771303.31171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24.1326975822449" calcext:value-type="float">
            <text:p>24.1326975822</text:p>
          </table:table-cell>
          <table:table-cell table:formula="of:=[.C150]/([.D150]-[.D149])" office:value-type="float" office:value="988010.810843404" calcext:value-type="float">
            <text:p>988010.810843404</text:p>
          </table:table-cell>
          <table:table-cell/>
          <table:table-cell office:value-type="float" office:value="1442771311.57585" calcext:value-type="float">
            <text:p>1442771311.57585</text:p>
          </table:table-cell>
          <table:table-cell table:formula="of:=[.G150]-[.B151]" office:value-type="float" office:value="8.19772887229919" calcext:value-type="float">
            <text:p>8.197728872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1303.37813" calcext:value-type="float">
            <text:p>1442771303.37813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24.1991174221039" calcext:value-type="float">
            <text:p>24.1991174221</text:p>
          </table:table-cell>
          <table:table-cell table:formula="of:=[.C151]/([.D151]-[.D150])" office:value-type="float" office:value="988138.486020425" calcext:value-type="float">
            <text:p>988138.486020425</text:p>
          </table:table-cell>
          <table:table-cell/>
          <table:table-cell office:value-type="float" office:value="1442771311.65004" calcext:value-type="float">
            <text:p>1442771311.65004</text:p>
          </table:table-cell>
          <table:table-cell table:formula="of:=[.G151]-[.B152]" office:value-type="float" office:value="8.20547747612" calcext:value-type="float">
            <text:p>8.20547747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1303.44457" calcext:value-type="float">
            <text:p>1442771303.44457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24.265557050705" calcext:value-type="float">
            <text:p>24.2655570507</text:p>
          </table:table-cell>
          <table:table-cell table:formula="of:=[.C152]/([.D152]-[.D151])" office:value-type="float" office:value="987844.173453716" calcext:value-type="float">
            <text:p>987844.173453716</text:p>
          </table:table-cell>
          <table:table-cell/>
          <table:table-cell office:value-type="float" office:value="1442771311.73521" calcext:value-type="float">
            <text:p>1442771311.73521</text:p>
          </table:table-cell>
          <table:table-cell table:formula="of:=[.G152]-[.B153]" office:value-type="float" office:value="8.22420454025269" calcext:value-type="float">
            <text:p>8.224204540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1303.51101" calcext:value-type="float">
            <text:p>1442771303.51101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24.3319971561432" calcext:value-type="float">
            <text:p>24.3319971561</text:p>
          </table:table-cell>
          <table:table-cell table:formula="of:=[.C153]/([.D153]-[.D152])" office:value-type="float" office:value="987837.083747802" calcext:value-type="float">
            <text:p>987837.083747802</text:p>
          </table:table-cell>
          <table:table-cell/>
          <table:table-cell office:value-type="float" office:value="1442771311.81553" calcext:value-type="float">
            <text:p>1442771311.81553</text:p>
          </table:table-cell>
          <table:table-cell table:formula="of:=[.G153]-[.B154]" office:value-type="float" office:value="8.23809194564819" calcext:value-type="float">
            <text:p>8.238091945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1303.57744" calcext:value-type="float">
            <text:p>1442771303.57744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24.3984327316284" calcext:value-type="float">
            <text:p>24.3984327316</text:p>
          </table:table-cell>
          <table:table-cell table:formula="of:=[.C154]/([.D154]-[.D153])" office:value-type="float" office:value="987904.440063018" calcext:value-type="float">
            <text:p>987904.440063018</text:p>
          </table:table-cell>
          <table:table-cell/>
          <table:table-cell office:value-type="float" office:value="1442771311.89099" calcext:value-type="float">
            <text:p>1442771311.89099</text:p>
          </table:table-cell>
          <table:table-cell table:formula="of:=[.G154]-[.B155]" office:value-type="float" office:value="8.2470908164978" calcext:value-type="float">
            <text:p>8.247090816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1303.6439" calcext:value-type="float">
            <text:p>1442771303.6439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24.4648954868317" calcext:value-type="float">
            <text:p>24.4648954868</text:p>
          </table:table-cell>
          <table:table-cell table:formula="of:=[.C155]/([.D155]-[.D154])" office:value-type="float" office:value="987500.439897405" calcext:value-type="float">
            <text:p>987500.439897405</text:p>
          </table:table-cell>
          <table:table-cell/>
          <table:table-cell office:value-type="float" office:value="1442771311.97798" calcext:value-type="float">
            <text:p>1442771311.97798</text:p>
          </table:table-cell>
          <table:table-cell table:formula="of:=[.G155]-[.B156]" office:value-type="float" office:value="8.26766777038574" calcext:value-type="float">
            <text:p>8.267667770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1303.71031" calcext:value-type="float">
            <text:p>1442771303.71031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24.5312993526459" calcext:value-type="float">
            <text:p>24.5312993526</text:p>
          </table:table-cell>
          <table:table-cell table:formula="of:=[.C156]/([.D156]-[.D155])" office:value-type="float" office:value="988376.191585463" calcext:value-type="float">
            <text:p>988376.191585463</text:p>
          </table:table-cell>
          <table:table-cell/>
          <table:table-cell office:value-type="float" office:value="1442771312.01685" calcext:value-type="float">
            <text:p>1442771312.01685</text:p>
          </table:table-cell>
          <table:table-cell table:formula="of:=[.G156]-[.B157]" office:value-type="float" office:value="8.24012804031372" calcext:value-type="float">
            <text:p>8.240128040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1303.77672" calcext:value-type="float">
            <text:p>1442771303.77672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24.5977091789246" calcext:value-type="float">
            <text:p>24.5977091789</text:p>
          </table:table-cell>
          <table:table-cell table:formula="of:=[.C157]/([.D157]-[.D156])" office:value-type="float" office:value="988287.482105097" calcext:value-type="float">
            <text:p>988287.482105097</text:p>
          </table:table-cell>
          <table:table-cell/>
          <table:table-cell office:value-type="float" office:value="1442771312.1374" calcext:value-type="float">
            <text:p>1442771312.1374</text:p>
          </table:table-cell>
          <table:table-cell table:formula="of:=[.G157]-[.B158]" office:value-type="float" office:value="8.29425954818726" calcext:value-type="float">
            <text:p>8.294259548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1303.84315" calcext:value-type="float">
            <text:p>1442771303.84315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24.6641368865967" calcext:value-type="float">
            <text:p>24.6641368866</text:p>
          </table:table-cell>
          <table:table-cell table:formula="of:=[.C158]/([.D158]-[.D157])" office:value-type="float" office:value="988021.449181316" calcext:value-type="float">
            <text:p>988021.449181316</text:p>
          </table:table-cell>
          <table:table-cell/>
          <table:table-cell office:value-type="float" office:value="1442771312.1742" calcext:value-type="float">
            <text:p>1442771312.1742</text:p>
          </table:table-cell>
          <table:table-cell table:formula="of:=[.G158]-[.B159]" office:value-type="float" office:value="8.26462841033936" calcext:value-type="float">
            <text:p>8.264628410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1303.90957" calcext:value-type="float">
            <text:p>1442771303.90957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24.7305586338043" calcext:value-type="float">
            <text:p>24.7305586338</text:p>
          </table:table-cell>
          <table:table-cell table:formula="of:=[.C159]/([.D159]-[.D158])" office:value-type="float" office:value="988110.110907309" calcext:value-type="float">
            <text:p>988110.110907309</text:p>
          </table:table-cell>
          <table:table-cell/>
          <table:table-cell office:value-type="float" office:value="1442771312.25345" calcext:value-type="float">
            <text:p>1442771312.25345</text:p>
          </table:table-cell>
          <table:table-cell table:formula="of:=[.G159]-[.B160]" office:value-type="float" office:value="8.27748703956604" calcext:value-type="float">
            <text:p>8.27748703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1303.97597" calcext:value-type="float">
            <text:p>1442771303.97597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24.7969567775726" calcext:value-type="float">
            <text:p>24.7969567776</text:p>
          </table:table-cell>
          <table:table-cell table:formula="of:=[.C160]/([.D160]-[.D159])" office:value-type="float" office:value="988461.367670399" calcext:value-type="float">
            <text:p>988461.367670399</text:p>
          </table:table-cell>
          <table:table-cell/>
          <table:table-cell office:value-type="float" office:value="1442771312.33407" calcext:value-type="float">
            <text:p>1442771312.33407</text:p>
          </table:table-cell>
          <table:table-cell table:formula="of:=[.G160]-[.B161]" office:value-type="float" office:value="8.2916579246521" calcext:value-type="float">
            <text:p>8.291657924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1304.04241" calcext:value-type="float">
            <text:p>1442771304.04241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24.8634023666382" calcext:value-type="float">
            <text:p>24.8634023666</text:p>
          </table:table-cell>
          <table:table-cell table:formula="of:=[.C161]/([.D161]-[.D160])" office:value-type="float" office:value="987755.559443546" calcext:value-type="float">
            <text:p>987755.559443546</text:p>
          </table:table-cell>
          <table:table-cell/>
          <table:table-cell office:value-type="float" office:value="1442771312.41861" calcext:value-type="float">
            <text:p>1442771312.41861</text:p>
          </table:table-cell>
          <table:table-cell table:formula="of:=[.G161]-[.B162]" office:value-type="float" office:value="8.30975008010864" calcext:value-type="float">
            <text:p>8.309750080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1304.10886" calcext:value-type="float">
            <text:p>1442771304.10886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24.9298510551453" calcext:value-type="float">
            <text:p>24.9298510551</text:p>
          </table:table-cell>
          <table:table-cell table:formula="of:=[.C162]/([.D162]-[.D161])" office:value-type="float" office:value="987709.486440909" calcext:value-type="float">
            <text:p>987709.486440909</text:p>
          </table:table-cell>
          <table:table-cell/>
          <table:table-cell office:value-type="float" office:value="1442771312.45426" calcext:value-type="float">
            <text:p>1442771312.45426</text:p>
          </table:table-cell>
          <table:table-cell table:formula="of:=[.G162]-[.B163]" office:value-type="float" office:value="8.27896904945374" calcext:value-type="float">
            <text:p>8.278969049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1304.17529" calcext:value-type="float">
            <text:p>1442771304.17529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24.9962837696075" calcext:value-type="float">
            <text:p>24.9962837696</text:p>
          </table:table-cell>
          <table:table-cell table:formula="of:=[.C163]/([.D163]-[.D162])" office:value-type="float" office:value="987946.985626564" calcext:value-type="float">
            <text:p>987946.985626564</text:p>
          </table:table-cell>
          <table:table-cell/>
          <table:table-cell office:value-type="float" office:value="1442771312.53488" calcext:value-type="float">
            <text:p>1442771312.53488</text:p>
          </table:table-cell>
          <table:table-cell table:formula="of:=[.G163]-[.B164]" office:value-type="float" office:value="8.29317283630371" calcext:value-type="float">
            <text:p>8.293172836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1304.24171" calcext:value-type="float">
            <text:p>1442771304.24171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25.0626997947693" calcext:value-type="float">
            <text:p>25.0626997948</text:p>
          </table:table-cell>
          <table:table-cell table:formula="of:=[.C164]/([.D164]-[.D163])" office:value-type="float" office:value="988195.241135948" calcext:value-type="float">
            <text:p>988195.241135948</text:p>
          </table:table-cell>
          <table:table-cell/>
          <table:table-cell office:value-type="float" office:value="1442771312.60638" calcext:value-type="float">
            <text:p>1442771312.60638</text:p>
          </table:table-cell>
          <table:table-cell table:formula="of:=[.G164]-[.B165]" office:value-type="float" office:value="8.29822134971619" calcext:value-type="float">
            <text:p>8.298221349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1304.30815" calcext:value-type="float">
            <text:p>1442771304.30815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25.129145860672" calcext:value-type="float">
            <text:p>25.1291458607</text:p>
          </table:table-cell>
          <table:table-cell table:formula="of:=[.C165]/([.D165]-[.D164])" office:value-type="float" office:value="987748.471009527" calcext:value-type="float">
            <text:p>987748.471009527</text:p>
          </table:table-cell>
          <table:table-cell/>
          <table:table-cell office:value-type="float" office:value="1442771312.67083" calcext:value-type="float">
            <text:p>1442771312.67083</text:p>
          </table:table-cell>
          <table:table-cell table:formula="of:=[.G165]-[.B166]" office:value-type="float" office:value="8.29625678062439" calcext:value-type="float">
            <text:p>8.296256780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1304.37457" calcext:value-type="float">
            <text:p>1442771304.37457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25.1955599784851" calcext:value-type="float">
            <text:p>25.1955599785</text:p>
          </table:table-cell>
          <table:table-cell table:formula="of:=[.C166]/([.D166]-[.D165])" office:value-type="float" office:value="988223.621138638" calcext:value-type="float">
            <text:p>988223.621138638</text:p>
          </table:table-cell>
          <table:table-cell/>
          <table:table-cell office:value-type="float" office:value="1442771312.74806" calcext:value-type="float">
            <text:p>1442771312.74806</text:p>
          </table:table-cell>
          <table:table-cell table:formula="of:=[.G166]-[.B167]" office:value-type="float" office:value="8.30709958076477" calcext:value-type="float">
            <text:p>8.307099580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1304.44096" calcext:value-type="float">
            <text:p>1442771304.44096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25.2619526386261" calcext:value-type="float">
            <text:p>25.2619526386</text:p>
          </table:table-cell>
          <table:table-cell table:formula="of:=[.C167]/([.D167]-[.D166])" office:value-type="float" office:value="988543.008528716" calcext:value-type="float">
            <text:p>988543.008528716</text:p>
          </table:table-cell>
          <table:table-cell/>
          <table:table-cell office:value-type="float" office:value="1442771312.82529" calcext:value-type="float">
            <text:p>1442771312.82529</text:p>
          </table:table-cell>
          <table:table-cell table:formula="of:=[.G167]-[.B168]" office:value-type="float" office:value="8.31795907020569" calcext:value-type="float">
            <text:p>8.317959070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1304.50734" calcext:value-type="float">
            <text:p>1442771304.50734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25.3283271789551" calcext:value-type="float">
            <text:p>25.328327179</text:p>
          </table:table-cell>
          <table:table-cell table:formula="of:=[.C168]/([.D168]-[.D167])" office:value-type="float" office:value="988812.874254207" calcext:value-type="float">
            <text:p>988812.874254207</text:p>
          </table:table-cell>
          <table:table-cell/>
          <table:table-cell office:value-type="float" office:value="1442771312.88955" calcext:value-type="float">
            <text:p>1442771312.88955</text:p>
          </table:table-cell>
          <table:table-cell table:formula="of:=[.G168]-[.B169]" office:value-type="float" office:value="8.31578660011292" calcext:value-type="float">
            <text:p>8.315786600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1304.57376" calcext:value-type="float">
            <text:p>1442771304.57376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25.3947558403015" calcext:value-type="float">
            <text:p>25.3947558403</text:p>
          </table:table-cell>
          <table:table-cell table:formula="of:=[.C169]/([.D169]-[.D168])" office:value-type="float" office:value="988007.264781676" calcext:value-type="float">
            <text:p>988007.264781676</text:p>
          </table:table-cell>
          <table:table-cell/>
          <table:table-cell office:value-type="float" office:value="1442771312.9668" calcext:value-type="float">
            <text:p>1442771312.9668</text:p>
          </table:table-cell>
          <table:table-cell table:formula="of:=[.G169]-[.B170]" office:value-type="float" office:value="8.32663011550903" calcext:value-type="float">
            <text:p>8.326630115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1304.64017" calcext:value-type="float">
            <text:p>1442771304.64017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25.4611625671387" calcext:value-type="float">
            <text:p>25.4611625671</text:p>
          </table:table-cell>
          <table:table-cell table:formula="of:=[.C170]/([.D170]-[.D169])" office:value-type="float" office:value="988333.609047499" calcext:value-type="float">
            <text:p>988333.609047499</text:p>
          </table:table-cell>
          <table:table-cell/>
          <table:table-cell office:value-type="float" office:value="1442771313.04403" calcext:value-type="float">
            <text:p>1442771313.04403</text:p>
          </table:table-cell>
          <table:table-cell table:formula="of:=[.G170]-[.B171]" office:value-type="float" office:value="8.33743739128113" calcext:value-type="float">
            <text:p>8.337437391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1304.70659" calcext:value-type="float">
            <text:p>1442771304.70659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25.5275859832764" calcext:value-type="float">
            <text:p>25.5275859833</text:p>
          </table:table-cell>
          <table:table-cell table:formula="of:=[.C171]/([.D171]-[.D170])" office:value-type="float" office:value="988085.284020101" calcext:value-type="float">
            <text:p>988085.284020101</text:p>
          </table:table-cell>
          <table:table-cell/>
          <table:table-cell office:value-type="float" office:value="1442771313.1085" calcext:value-type="float">
            <text:p>1442771313.1085</text:p>
          </table:table-cell>
          <table:table-cell table:formula="of:=[.G171]-[.B172]" office:value-type="float" office:value="8.3355028629303" calcext:value-type="float">
            <text:p>8.335502862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1304.77299" calcext:value-type="float">
            <text:p>1442771304.77299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25.5939838886261" calcext:value-type="float">
            <text:p>25.5939838886</text:p>
          </table:table-cell>
          <table:table-cell table:formula="of:=[.C172]/([.D172]-[.D171])" office:value-type="float" office:value="988464.916992528" calcext:value-type="float">
            <text:p>988464.916992528</text:p>
          </table:table-cell>
          <table:table-cell/>
          <table:table-cell office:value-type="float" office:value="1442771313.13474" calcext:value-type="float">
            <text:p>1442771313.13474</text:p>
          </table:table-cell>
          <table:table-cell table:formula="of:=[.G172]-[.B173]" office:value-type="float" office:value="8.29533839225769" calcext:value-type="float">
            <text:p>8.295338392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1304.83941" calcext:value-type="float">
            <text:p>1442771304.83941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25.6603977680206" calcext:value-type="float">
            <text:p>25.660397768</text:p>
          </table:table-cell>
          <table:table-cell table:formula="of:=[.C173]/([.D173]-[.D172])" office:value-type="float" office:value="988227.16875359" calcext:value-type="float">
            <text:p>988227.16875359</text:p>
          </table:table-cell>
          <table:table-cell/>
          <table:table-cell office:value-type="float" office:value="1442771313.20424" calcext:value-type="float">
            <text:p>1442771313.20424</text:p>
          </table:table-cell>
          <table:table-cell table:formula="of:=[.G173]-[.B174]" office:value-type="float" office:value="8.29845428466797" calcext:value-type="float">
            <text:p>8.298454284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1304.90579" calcext:value-type="float">
            <text:p>1442771304.90579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25.7267801761627" calcext:value-type="float">
            <text:p>25.7267801762</text:p>
          </table:table-cell>
          <table:table-cell table:formula="of:=[.C174]/([.D174]-[.D173])" office:value-type="float" office:value="988695.67761863" calcext:value-type="float">
            <text:p>988695.67761863</text:p>
          </table:table-cell>
          <table:table-cell/>
          <table:table-cell office:value-type="float" office:value="1442771313.26463" calcext:value-type="float">
            <text:p>1442771313.26463</text:p>
          </table:table-cell>
          <table:table-cell table:formula="of:=[.G174]-[.B175]" office:value-type="float" office:value="8.29243469238281" calcext:value-type="float">
            <text:p>8.292434692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1304.9722" calcext:value-type="float">
            <text:p>1442771304.9722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25.7931914329529" calcext:value-type="float">
            <text:p>25.793191433</text:p>
          </table:table-cell>
          <table:table-cell table:formula="of:=[.C175]/([.D175]-[.D174])" office:value-type="float" office:value="988266.194199225" calcext:value-type="float">
            <text:p>988266.194199225</text:p>
          </table:table-cell>
          <table:table-cell/>
          <table:table-cell office:value-type="float" office:value="1442771313.33733" calcext:value-type="float">
            <text:p>1442771313.33733</text:p>
          </table:table-cell>
          <table:table-cell table:formula="of:=[.G175]-[.B176]" office:value-type="float" office:value="8.30070114135742" calcext:value-type="float">
            <text:p>8.300701141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1305.03663" calcext:value-type="float">
            <text:p>1442771305.03663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25.8576166629791" calcext:value-type="float">
            <text:p>25.857616663</text:p>
          </table:table-cell>
          <table:table-cell table:formula="of:=[.C176]/([.D176]-[.D175])" office:value-type="float" office:value="1018731.32580611" calcext:value-type="float">
            <text:p>1018731.32580611</text:p>
          </table:table-cell>
          <table:table-cell/>
          <table:table-cell office:value-type="float" office:value="1442771313.40989" calcext:value-type="float">
            <text:p>1442771313.40989</text:p>
          </table:table-cell>
          <table:table-cell table:formula="of:=[.G176]-[.B177]" office:value-type="float" office:value="8.30976176261902" calcext:value-type="float">
            <text:p>8.309761762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1305.10012" calcext:value-type="float">
            <text:p>1442771305.10012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25.9211149215698" calcext:value-type="float">
            <text:p>25.9211149216</text:p>
          </table:table-cell>
          <table:table-cell table:formula="of:=[.C177]/([.D177]-[.D176])" office:value-type="float" office:value="1033603.1484431" calcext:value-type="float">
            <text:p>1033603.1484431</text:p>
          </table:table-cell>
          <table:table-cell/>
          <table:table-cell office:value-type="float" office:value="1442771313.47051" calcext:value-type="float">
            <text:p>1442771313.47051</text:p>
          </table:table-cell>
          <table:table-cell table:formula="of:=[.G177]-[.B178]" office:value-type="float" office:value="8.30694556236267" calcext:value-type="float">
            <text:p>8.306945562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1305.16356" calcext:value-type="float">
            <text:p>1442771305.16356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25.9845521450043" calcext:value-type="float">
            <text:p>25.984552145</text:p>
          </table:table-cell>
          <table:table-cell table:formula="of:=[.C178]/([.D178]-[.D177])" office:value-type="float" office:value="1034597.61393592" calcext:value-type="float">
            <text:p>1034597.61393592</text:p>
          </table:table-cell>
          <table:table-cell/>
          <table:table-cell office:value-type="float" office:value="1442771313.54307" calcext:value-type="float">
            <text:p>1442771313.54307</text:p>
          </table:table-cell>
          <table:table-cell table:formula="of:=[.G178]-[.B179]" office:value-type="float" office:value="8.31607627868652" calcext:value-type="float">
            <text:p>8.316076278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1305.22699" calcext:value-type="float">
            <text:p>1442771305.22699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26.0479843616486" calcext:value-type="float">
            <text:p>26.0479843616</text:p>
          </table:table-cell>
          <table:table-cell table:formula="of:=[.C179]/([.D179]-[.D178])" office:value-type="float" office:value="1034679.27611688" calcext:value-type="float">
            <text:p>1034679.27611688</text:p>
          </table:table-cell>
          <table:table-cell/>
          <table:table-cell office:value-type="float" office:value="1442771313.61556" calcext:value-type="float">
            <text:p>1442771313.61556</text:p>
          </table:table-cell>
          <table:table-cell table:formula="of:=[.G179]-[.B180]" office:value-type="float" office:value="8.3251211643219" calcext:value-type="float">
            <text:p>8.325121164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1305.29044" calcext:value-type="float">
            <text:p>1442771305.29044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26.111435174942" calcext:value-type="float">
            <text:p>26.1114351749</text:p>
          </table:table-cell>
          <table:table-cell table:formula="of:=[.C180]/([.D180]-[.D179])" office:value-type="float" office:value="1034376.02440894" calcext:value-type="float">
            <text:p>1034376.02440894</text:p>
          </table:table-cell>
          <table:table-cell/>
          <table:table-cell office:value-type="float" office:value="1442771313.6763" calcext:value-type="float">
            <text:p>1442771313.6763</text:p>
          </table:table-cell>
          <table:table-cell table:formula="of:=[.G180]-[.B181]" office:value-type="float" office:value="8.32248449325562" calcext:value-type="float">
            <text:p>8.322484493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1305.35381" calcext:value-type="float">
            <text:p>1442771305.35381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26.1748054027557" calcext:value-type="float">
            <text:p>26.1748054028</text:p>
          </table:table-cell>
          <table:table-cell table:formula="of:=[.C181]/([.D181]-[.D180])" office:value-type="float" office:value="1035691.40058843" calcext:value-type="float">
            <text:p>1035691.40058843</text:p>
          </table:table-cell>
          <table:table-cell/>
          <table:table-cell office:value-type="float" office:value="1442771313.74863" calcext:value-type="float">
            <text:p>1442771313.74863</text:p>
          </table:table-cell>
          <table:table-cell table:formula="of:=[.G181]-[.B182]" office:value-type="float" office:value="8.33136677742004" calcext:value-type="float">
            <text:p>8.331366777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1305.41726" calcext:value-type="float">
            <text:p>1442771305.41726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26.2382552623749" calcext:value-type="float">
            <text:p>26.2382552624</text:p>
          </table:table-cell>
          <table:table-cell table:formula="of:=[.C182]/([.D182]-[.D181])" office:value-type="float" office:value="1034391.57145434" calcext:value-type="float">
            <text:p>1034391.57145434</text:p>
          </table:table-cell>
          <table:table-cell/>
          <table:table-cell office:value-type="float" office:value="1442771313.82117" calcext:value-type="float">
            <text:p>1442771313.82117</text:p>
          </table:table-cell>
          <table:table-cell table:formula="of:=[.G182]-[.B183]" office:value-type="float" office:value="8.3404860496521" calcext:value-type="float">
            <text:p>8.340486049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1305.48069" calcext:value-type="float">
            <text:p>1442771305.48069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26.3016791343689" calcext:value-type="float">
            <text:p>26.3016791344</text:p>
          </table:table-cell>
          <table:table-cell table:formula="of:=[.C183]/([.D183]-[.D182])" office:value-type="float" office:value="1034815.40840316" calcext:value-type="float">
            <text:p>1034815.40840316</text:p>
          </table:table-cell>
          <table:table-cell/>
          <table:table-cell office:value-type="float" office:value="1442771313.88175" calcext:value-type="float">
            <text:p>1442771313.88175</text:p>
          </table:table-cell>
          <table:table-cell table:formula="of:=[.G183]-[.B184]" office:value-type="float" office:value="8.33761930465698" calcext:value-type="float">
            <text:p>8.337619304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1305.54413" calcext:value-type="float">
            <text:p>1442771305.54413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26.3651263713837" calcext:value-type="float">
            <text:p>26.3651263714</text:p>
          </table:table-cell>
          <table:table-cell table:formula="of:=[.C184]/([.D184]-[.D183])" office:value-type="float" office:value="1034434.32823908" calcext:value-type="float">
            <text:p>1034434.32823908</text:p>
          </table:table-cell>
          <table:table-cell/>
          <table:table-cell office:value-type="float" office:value="1442771313.95431" calcext:value-type="float">
            <text:p>1442771313.95431</text:p>
          </table:table-cell>
          <table:table-cell table:formula="of:=[.G184]-[.B185]" office:value-type="float" office:value="8.34670281410217" calcext:value-type="float">
            <text:p>8.346702814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1305.60761" calcext:value-type="float">
            <text:p>1442771305.60761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26.4286026954651" calcext:value-type="float">
            <text:p>26.4286026955</text:p>
          </table:table-cell>
          <table:table-cell table:formula="of:=[.C185]/([.D185]-[.D184])" office:value-type="float" office:value="1033960.31433411" calcext:value-type="float">
            <text:p>1033960.31433411</text:p>
          </table:table-cell>
          <table:table-cell/>
          <table:table-cell office:value-type="float" office:value="1442771314.02697" calcext:value-type="float">
            <text:p>1442771314.02697</text:p>
          </table:table-cell>
          <table:table-cell table:formula="of:=[.G185]-[.B186]" office:value-type="float" office:value="8.35593891143799" calcext:value-type="float">
            <text:p>8.355938911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1305.67104" calcext:value-type="float">
            <text:p>1442771305.67104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26.4920275211334" calcext:value-type="float">
            <text:p>26.4920275211</text:p>
          </table:table-cell>
          <table:table-cell table:formula="of:=[.C186]/([.D186]-[.D185])" office:value-type="float" office:value="1034799.84861459" calcext:value-type="float">
            <text:p>1034799.84861459</text:p>
          </table:table-cell>
          <table:table-cell/>
          <table:table-cell office:value-type="float" office:value="1442771314.0875" calcext:value-type="float">
            <text:p>1442771314.0875</text:p>
          </table:table-cell>
          <table:table-cell table:formula="of:=[.G186]-[.B187]" office:value-type="float" office:value="8.3529999256134" calcext:value-type="float">
            <text:p>8.352999925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1305.7345" calcext:value-type="float">
            <text:p>1442771305.7345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26.5554909706116" calcext:value-type="float">
            <text:p>26.5554909706</text:p>
          </table:table-cell>
          <table:table-cell table:formula="of:=[.C187]/([.D187]-[.D186])" office:value-type="float" office:value="1034170.07016924" calcext:value-type="float">
            <text:p>1034170.07016924</text:p>
          </table:table-cell>
          <table:table-cell/>
          <table:table-cell office:value-type="float" office:value="1442771314.12437" calcext:value-type="float">
            <text:p>1442771314.12437</text:p>
          </table:table-cell>
          <table:table-cell table:formula="of:=[.G187]-[.B188]" office:value-type="float" office:value="8.3264467716217" calcext:value-type="float">
            <text:p>8.326446771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1305.79792" calcext:value-type="float">
            <text:p>1442771305.79792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26.6189119815826" calcext:value-type="float">
            <text:p>26.6189119816</text:p>
          </table:table-cell>
          <table:table-cell table:formula="of:=[.C188]/([.D188]-[.D187])" office:value-type="float" office:value="1034862.09057656" calcext:value-type="float">
            <text:p>1034862.09057656</text:p>
          </table:table-cell>
          <table:table-cell/>
          <table:table-cell office:value-type="float" office:value="1442771314.1854" calcext:value-type="float">
            <text:p>1442771314.1854</text:p>
          </table:table-cell>
          <table:table-cell table:formula="of:=[.G188]-[.B189]" office:value-type="float" office:value="8.32400560379028" calcext:value-type="float">
            <text:p>8.324005603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1305.8614" calcext:value-type="float">
            <text:p>1442771305.8614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26.6823906898499" calcext:value-type="float">
            <text:p>26.6823906898</text:p>
          </table:table-cell>
          <table:table-cell table:formula="of:=[.C189]/([.D189]-[.D188])" office:value-type="float" office:value="1033921.47999805" calcext:value-type="float">
            <text:p>1033921.47999805</text:p>
          </table:table-cell>
          <table:table-cell/>
          <table:table-cell office:value-type="float" office:value="1442771314.25273" calcext:value-type="float">
            <text:p>1442771314.25273</text:p>
          </table:table-cell>
          <table:table-cell table:formula="of:=[.G189]-[.B190]" office:value-type="float" office:value="8.32790660858154" calcext:value-type="float">
            <text:p>8.327906608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1305.92483" calcext:value-type="float">
            <text:p>1442771305.92483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26.7458186149597" calcext:value-type="float">
            <text:p>26.745818615</text:p>
          </table:table-cell>
          <table:table-cell table:formula="of:=[.C190]/([.D190]-[.D189])" office:value-type="float" office:value="1034749.28253319" calcext:value-type="float">
            <text:p>1034749.28253319</text:p>
          </table:table-cell>
          <table:table-cell/>
          <table:table-cell office:value-type="float" office:value="1442771314.33336" calcext:value-type="float">
            <text:p>1442771314.33336</text:p>
          </table:table-cell>
          <table:table-cell table:formula="of:=[.G190]-[.B191]" office:value-type="float" office:value="8.34512329101563" calcext:value-type="float">
            <text:p>8.34512329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1305.98823" calcext:value-type="float">
            <text:p>1442771305.98823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26.8092262744904" calcext:value-type="float">
            <text:p>26.8092262745</text:p>
          </table:table-cell>
          <table:table-cell table:formula="of:=[.C191]/([.D191]-[.D190])" office:value-type="float" office:value="1035079.99642039" calcext:value-type="float">
            <text:p>1035079.99642039</text:p>
          </table:table-cell>
          <table:table-cell/>
          <table:table-cell office:value-type="float" office:value="1442771314.41408" calcext:value-type="float">
            <text:p>1442771314.41408</text:p>
          </table:table-cell>
          <table:table-cell table:formula="of:=[.G191]-[.B192]" office:value-type="float" office:value="8.36443758010864" calcext:value-type="float">
            <text:p>8.364437580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1306.04965" calcext:value-type="float">
            <text:p>1442771306.04965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26.8706369400024" calcext:value-type="float">
            <text:p>26.87063694</text:p>
          </table:table-cell>
          <table:table-cell table:formula="of:=[.C192]/([.D192]-[.D191])" office:value-type="float" office:value="1068739.43561293" calcext:value-type="float">
            <text:p>1068739.43561293</text:p>
          </table:table-cell>
          <table:table-cell/>
          <table:table-cell office:value-type="float" office:value="1442771314.48132" calcext:value-type="float">
            <text:p>1442771314.48132</text:p>
          </table:table-cell>
          <table:table-cell table:formula="of:=[.G192]-[.B193]" office:value-type="float" office:value="8.37120532989502" calcext:value-type="float">
            <text:p>8.371205329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1306.11011" calcext:value-type="float">
            <text:p>1442771306.11011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26.9311029911041" calcext:value-type="float">
            <text:p>26.9311029911</text:p>
          </table:table-cell>
          <table:table-cell table:formula="of:=[.C193]/([.D193]-[.D192])" office:value-type="float" office:value="1085435.52628611" calcext:value-type="float">
            <text:p>1085435.52628611</text:p>
          </table:table-cell>
          <table:table-cell/>
          <table:table-cell office:value-type="float" office:value="1442771314.56201" calcext:value-type="float">
            <text:p>1442771314.56201</text:p>
          </table:table-cell>
          <table:table-cell table:formula="of:=[.G193]-[.B194]" office:value-type="float" office:value="8.39144921302795" calcext:value-type="float">
            <text:p>8.39144921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1306.17056" calcext:value-type="float">
            <text:p>1442771306.17056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26.9915487766266" calcext:value-type="float">
            <text:p>26.9915487766</text:p>
          </table:table-cell>
          <table:table-cell table:formula="of:=[.C194]/([.D194]-[.D193])" office:value-type="float" office:value="1085799.43883121" calcext:value-type="float">
            <text:p>1085799.43883121</text:p>
          </table:table-cell>
          <table:table-cell/>
          <table:table-cell office:value-type="float" office:value="1442771314.64255" calcext:value-type="float">
            <text:p>1442771314.64255</text:p>
          </table:table-cell>
          <table:table-cell table:formula="of:=[.G194]-[.B195]" office:value-type="float" office:value="8.41152238845825" calcext:value-type="float">
            <text:p>8.411522388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1306.23103" calcext:value-type="float">
            <text:p>1442771306.23103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27.0520167350769" calcext:value-type="float">
            <text:p>27.0520167351</text:p>
          </table:table-cell>
          <table:table-cell table:formula="of:=[.C195]/([.D195]-[.D194])" office:value-type="float" office:value="1085401.28825294" calcext:value-type="float">
            <text:p>1085401.28825294</text:p>
          </table:table-cell>
          <table:table-cell/>
          <table:table-cell office:value-type="float" office:value="1442771314.70993" calcext:value-type="float">
            <text:p>1442771314.70993</text:p>
          </table:table-cell>
          <table:table-cell table:formula="of:=[.G195]-[.B196]" office:value-type="float" office:value="8.41844463348389" calcext:value-type="float">
            <text:p>8.418444633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1306.29149" calcext:value-type="float">
            <text:p>1442771306.29149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27.1124770641327" calcext:value-type="float">
            <text:p>27.1124770641</text:p>
          </table:table-cell>
          <table:table-cell table:formula="of:=[.C196]/([.D196]-[.D195])" office:value-type="float" office:value="1085538.25334695" calcext:value-type="float">
            <text:p>1085538.25334695</text:p>
          </table:table-cell>
          <table:table-cell/>
          <table:table-cell office:value-type="float" office:value="1442771314.7905" calcext:value-type="float">
            <text:p>1442771314.7905</text:p>
          </table:table-cell>
          <table:table-cell table:formula="of:=[.G196]-[.B197]" office:value-type="float" office:value="8.43857336044312" calcext:value-type="float">
            <text:p>8.438573360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1306.35192" calcext:value-type="float">
            <text:p>1442771306.35192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27.172914981842" calcext:value-type="float">
            <text:p>27.1729149818</text:p>
          </table:table-cell>
          <table:table-cell table:formula="of:=[.C197]/([.D197]-[.D196])" office:value-type="float" office:value="1085940.78829168" calcext:value-type="float">
            <text:p>1085940.78829168</text:p>
          </table:table-cell>
          <table:table-cell/>
          <table:table-cell office:value-type="float" office:value="1442771314.87122" calcext:value-type="float">
            <text:p>1442771314.87122</text:p>
          </table:table-cell>
          <table:table-cell table:formula="of:=[.G197]-[.B198]" office:value-type="float" office:value="8.4588930606842" calcext:value-type="float">
            <text:p>8.458893060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1306.41232" calcext:value-type="float">
            <text:p>1442771306.41232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27.2333159446716" calcext:value-type="float">
            <text:p>27.2333159447</text:p>
          </table:table-cell>
          <table:table-cell table:formula="of:=[.C198]/([.D198]-[.D197])" office:value-type="float" office:value="1086605.19510539" calcext:value-type="float">
            <text:p>1086605.19510539</text:p>
          </table:table-cell>
          <table:table-cell/>
          <table:table-cell office:value-type="float" office:value="1442771314.93838" calcext:value-type="float">
            <text:p>1442771314.93838</text:p>
          </table:table-cell>
          <table:table-cell table:formula="of:=[.G198]-[.B199]" office:value-type="float" office:value="8.46558094024658" calcext:value-type="float">
            <text:p>8.465580940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1306.4728" calcext:value-type="float">
            <text:p>1442771306.4728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27.2937917709351" calcext:value-type="float">
            <text:p>27.2937917709</text:p>
          </table:table-cell>
          <table:table-cell table:formula="of:=[.C199]/([.D199]-[.D198])" office:value-type="float" office:value="1085260.07919449" calcext:value-type="float">
            <text:p>1085260.07919449</text:p>
          </table:table-cell>
          <table:table-cell/>
          <table:table-cell office:value-type="float" office:value="1442771315.01908" calcext:value-type="float">
            <text:p>1442771315.01908</text:p>
          </table:table-cell>
          <table:table-cell table:formula="of:=[.G199]-[.B200]" office:value-type="float" office:value="8.48577189445496" calcext:value-type="float">
            <text:p>8.485771894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1306.53331" calcext:value-type="float">
            <text:p>1442771306.53331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27.3543004989624" calcext:value-type="float">
            <text:p>27.354300499</text:p>
          </table:table-cell>
          <table:table-cell table:formula="of:=[.C200]/([.D200]-[.D199])" office:value-type="float" office:value="1084669.96646072" calcext:value-type="float">
            <text:p>1084669.96646072</text:p>
          </table:table-cell>
          <table:table-cell/>
          <table:table-cell office:value-type="float" office:value="1442771315.09984" calcext:value-type="float">
            <text:p>1442771315.09984</text:p>
          </table:table-cell>
          <table:table-cell table:formula="of:=[.G200]-[.B201]" office:value-type="float" office:value="8.50607919692993" calcext:value-type="float">
            <text:p>8.506079196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1306.59376" calcext:value-type="float">
            <text:p>1442771306.59376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27.4147527217865" calcext:value-type="float">
            <text:p>27.4147527218</text:p>
          </table:table-cell>
          <table:table-cell table:formula="of:=[.C201]/([.D201]-[.D200])" office:value-type="float" office:value="1085683.81663939" calcext:value-type="float">
            <text:p>1085683.81663939</text:p>
          </table:table-cell>
          <table:table-cell/>
          <table:table-cell office:value-type="float" office:value="1442771315.12699" calcext:value-type="float">
            <text:p>1442771315.12699</text:p>
          </table:table-cell>
          <table:table-cell table:formula="of:=[.G201]-[.B202]" office:value-type="float" office:value="8.47276520729065" calcext:value-type="float">
            <text:p>8.472765207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1306.65422" calcext:value-type="float">
            <text:p>1442771306.65422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27.4752132892609" calcext:value-type="float">
            <text:p>27.4752132893</text:p>
          </table:table-cell>
          <table:table-cell table:formula="of:=[.C202]/([.D202]-[.D201])" office:value-type="float" office:value="1085533.97266454" calcext:value-type="float">
            <text:p>1085533.97266454</text:p>
          </table:table-cell>
          <table:table-cell/>
          <table:table-cell office:value-type="float" office:value="1442771315.1772" calcext:value-type="float">
            <text:p>1442771315.1772</text:p>
          </table:table-cell>
          <table:table-cell table:formula="of:=[.G202]-[.B203]" office:value-type="float" office:value="8.46254277229309" calcext:value-type="float">
            <text:p>8.462542772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1306.71465" calcext:value-type="float">
            <text:p>1442771306.71465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27.5356457233429" calcext:value-type="float">
            <text:p>27.5356457233</text:p>
          </table:table-cell>
          <table:table-cell table:formula="of:=[.C203]/([.D203]-[.D202])" office:value-type="float" office:value="1086039.32634768" calcext:value-type="float">
            <text:p>1086039.32634768</text:p>
          </table:table-cell>
          <table:table-cell/>
          <table:table-cell office:value-type="float" office:value="1442771315.24321" calcext:value-type="float">
            <text:p>1442771315.24321</text:p>
          </table:table-cell>
          <table:table-cell table:formula="of:=[.G203]-[.B204]" office:value-type="float" office:value="8.46807289123535" calcext:value-type="float">
            <text:p>8.468072891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1306.77514" calcext:value-type="float">
            <text:p>1442771306.77514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27.5961298942566" calcext:value-type="float">
            <text:p>27.5961298943</text:p>
          </table:table-cell>
          <table:table-cell table:formula="of:=[.C204]/([.D204]-[.D203])" office:value-type="float" office:value="1085110.35215559" calcext:value-type="float">
            <text:p>1085110.35215559</text:p>
          </table:table-cell>
          <table:table-cell/>
          <table:table-cell office:value-type="float" office:value="1442771315.29813" calcext:value-type="float">
            <text:p>1442771315.29813</text:p>
          </table:table-cell>
          <table:table-cell table:formula="of:=[.G204]-[.B205]" office:value-type="float" office:value="8.46257162094116" calcext:value-type="float">
            <text:p>8.462571620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1306.83556" calcext:value-type="float">
            <text:p>1442771306.83556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27.6565539836884" calcext:value-type="float">
            <text:p>27.6565539837</text:p>
          </table:table-cell>
          <table:table-cell table:formula="of:=[.C205]/([.D205]-[.D204])" office:value-type="float" office:value="1086189.30987977" calcext:value-type="float">
            <text:p>1086189.30987977</text:p>
          </table:table-cell>
          <table:table-cell/>
          <table:table-cell office:value-type="float" office:value="1442771315.3642" calcext:value-type="float">
            <text:p>1442771315.3642</text:p>
          </table:table-cell>
          <table:table-cell table:formula="of:=[.G205]-[.B206]" office:value-type="float" office:value="8.46822357177734" calcext:value-type="float">
            <text:p>8.468223571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1306.89598" calcext:value-type="float">
            <text:p>1442771306.89598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27.7169713973999" calcext:value-type="float">
            <text:p>27.7169713974</text:p>
          </table:table-cell>
          <table:table-cell table:formula="of:=[.C206]/([.D206]-[.D205])" office:value-type="float" office:value="1086309.32653536" calcext:value-type="float">
            <text:p>1086309.32653536</text:p>
          </table:table-cell>
          <table:table-cell/>
          <table:table-cell office:value-type="float" office:value="1442771315.4216" calcext:value-type="float">
            <text:p>1442771315.4216</text:p>
          </table:table-cell>
          <table:table-cell table:formula="of:=[.G206]-[.B207]" office:value-type="float" office:value="8.46521306037903" calcext:value-type="float">
            <text:p>8.465213060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1306.95638" calcext:value-type="float">
            <text:p>1442771306.95638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27.7773752212524" calcext:value-type="float">
            <text:p>27.7773752213</text:p>
          </table:table-cell>
          <table:table-cell table:formula="of:=[.C207]/([.D207]-[.D206])" office:value-type="float" office:value="1086553.7281253" calcext:value-type="float">
            <text:p>1086553.7281253</text:p>
          </table:table-cell>
          <table:table-cell/>
          <table:table-cell office:value-type="float" office:value="1442771320.37624" calcext:value-type="float">
            <text:p>1442771320.37624</text:p>
          </table:table-cell>
          <table:table-cell table:formula="of:=[.G207]-[.B208]" office:value-type="float" office:value="0.353455781936645" calcext:value-type="float">
            <text:p>0.353455781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71320.02278" calcext:value-type="float">
            <text:p>1442771320.02278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0.8437719345093" calcext:value-type="float">
            <text:p>40.8437719345</text:p>
          </table:table-cell>
          <table:table-cell table:formula="of:=[.C208]/([.D208]-[.D207])" office:value-type="float" office:value="5022.96091572143" calcext:value-type="float">
            <text:p>5022.96091572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2:56:54.144633870</dc:date>
    <meta:editing-duration>PT1M15S</meta:editing-duration>
    <meta:editing-cycles>1</meta:editing-cycles>
    <meta:document-statistic meta:table-count="1" meta:cell-count="1454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2.sender_i.routed_msg_pub.network'.D1:'source_2.sender_i.routed_msg_pub.network'.E208" chart:data-source-has-labels="row" svg:x="0.32cm" svg:y="0.18cm" svg:width="11.793cm" svg:height="8.64cm">
          <chartooo:coordinate-region svg:x="1.682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208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3240442276001">
                <text:p>0.903240442276001</text:p>
              </table:table-cell>
              <table:table-cell office:value-type="float" office:value="72662.8225753702">
                <text:p>72662.8225753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5718488693237">
                <text:p>0.985718488693237</text:p>
              </table:table-cell>
              <table:table-cell office:value-type="float" office:value="795751.146529147">
                <text:p>795751.146529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6808352470398">
                <text:p>1.06808352470398</text:p>
              </table:table-cell>
              <table:table-cell office:value-type="float" office:value="796842.970983952">
                <text:p>796842.970983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034461021423">
                <text:p>1.15034461021423</text:p>
              </table:table-cell>
              <table:table-cell office:value-type="float" office:value="797849.914001183">
                <text:p>797849.914001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3280835151672">
                <text:p>1.23280835151672</text:p>
              </table:table-cell>
              <table:table-cell office:value-type="float" office:value="795889.186730581">
                <text:p>795889.186730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1509923934937">
                <text:p>1.31509923934937</text:p>
              </table:table-cell>
              <table:table-cell office:value-type="float" office:value="797560.966087503">
                <text:p>797560.966087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9738512039185">
                <text:p>1.39738512039185</text:p>
              </table:table-cell>
              <table:table-cell office:value-type="float" office:value="797609.494709271">
                <text:p>797609.494709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7965502738953">
                <text:p>1.47965502738953</text:p>
              </table:table-cell>
              <table:table-cell office:value-type="float" office:value="797764.363606857">
                <text:p>797764.363606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6208062171936">
                <text:p>1.56208062171936</text:p>
              </table:table-cell>
              <table:table-cell office:value-type="float" office:value="796257.528181929">
                <text:p>796257.528181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458274841309">
                <text:p>1.64458274841309</text:p>
              </table:table-cell>
              <table:table-cell office:value-type="float" office:value="795518.886969388">
                <text:p>795518.886969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2688913345337">
                <text:p>1.72688913345337</text:p>
              </table:table-cell>
              <table:table-cell office:value-type="float" office:value="797410.795868118">
                <text:p>797410.795868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0925989151001">
                <text:p>1.80925989151001</text:p>
              </table:table-cell>
              <table:table-cell office:value-type="float" office:value="796787.616727643">
                <text:p>796787.616727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8772320747376">
                <text:p>1.88772320747376</text:p>
              </table:table-cell>
              <table:table-cell office:value-type="float" office:value="836467.324811075">
                <text:p>836467.324811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625113487244">
                <text:p>1.96625113487244</text:p>
              </table:table-cell>
              <table:table-cell office:value-type="float" office:value="835779.093809394">
                <text:p>835779.093809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46834564209">
                <text:p>2.0446834564209</text:p>
              </table:table-cell>
              <table:table-cell office:value-type="float" office:value="836797.874960863">
                <text:p>836797.874960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230845451355">
                <text:p>2.1230845451355</text:p>
              </table:table-cell>
              <table:table-cell office:value-type="float" office:value="837131.232181196">
                <text:p>837131.232181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0156359672546">
                <text:p>2.20156359672546</text:p>
              </table:table-cell>
              <table:table-cell office:value-type="float" office:value="836299.606969149">
                <text:p>836299.606969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800030708313">
                <text:p>2.2800030708313</text:p>
              </table:table-cell>
              <table:table-cell office:value-type="float" office:value="836721.57097134">
                <text:p>836721.57097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584713935852">
                <text:p>2.3584713935852</text:p>
              </table:table-cell>
              <table:table-cell office:value-type="float" office:value="836413.952746719">
                <text:p>836413.9527467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3689966201782">
                <text:p>2.43689966201782</text:p>
              </table:table-cell>
              <table:table-cell office:value-type="float" office:value="836841.120066149">
                <text:p>836841.120066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1536512374878">
                <text:p>2.51536512374878</text:p>
              </table:table-cell>
              <table:table-cell office:value-type="float" office:value="836444.450235181">
                <text:p>836444.450235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9382820129395">
                <text:p>2.59382820129395</text:p>
              </table:table-cell>
              <table:table-cell office:value-type="float" office:value="836469.866507849">
                <text:p>836469.866507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7227959632874">
                <text:p>2.67227959632874</text:p>
              </table:table-cell>
              <table:table-cell office:value-type="float" office:value="836594.428574468">
                <text:p>836594.428574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5073075294495">
                <text:p>2.75073075294495</text:p>
              </table:table-cell>
              <table:table-cell office:value-type="float" office:value="836596.971043738">
                <text:p>836596.971043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729315757751">
                <text:p>2.82729315757751</text:p>
              </table:table-cell>
              <table:table-cell office:value-type="float" office:value="857235.353499872">
                <text:p>857235.353499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9191484451294">
                <text:p>2.89191484451294</text:p>
              </table:table-cell>
              <table:table-cell office:value-type="float" office:value="1015634.27252502">
                <text:p>1015634.272525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5634651184082">
                <text:p>2.95634651184082</text:p>
              </table:table-cell>
              <table:table-cell office:value-type="float" office:value="1018629.54540678">
                <text:p>1018629.545406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2068114280701">
                <text:p>3.02068114280701</text:p>
              </table:table-cell>
              <table:table-cell office:value-type="float" office:value="1020165.95128206">
                <text:p>1020165.95128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8495783805847">
                <text:p>3.08495783805847</text:p>
              </table:table-cell>
              <table:table-cell office:value-type="float" office:value="1021085.47652042">
                <text:p>1021085.47652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4927577972412">
                <text:p>3.14927577972412</text:p>
              </table:table-cell>
              <table:table-cell office:value-type="float" office:value="1020430.6652284">
                <text:p>1020430.66522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1363258361816">
                <text:p>3.21363258361816</text:p>
              </table:table-cell>
              <table:table-cell office:value-type="float" office:value="1019814.47226709">
                <text:p>1019814.472267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7793478965759">
                <text:p>3.27793478965759</text:p>
              </table:table-cell>
              <table:table-cell office:value-type="float" office:value="1020680.37852008">
                <text:p>1020680.37852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4244513511658">
                <text:p>3.34244513511658</text:p>
              </table:table-cell>
              <table:table-cell office:value-type="float" office:value="1017387.20406836">
                <text:p>1017387.20406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0676617622375">
                <text:p>3.40676617622375</text:p>
              </table:table-cell>
              <table:table-cell office:value-type="float" office:value="1020381.49368008">
                <text:p>1020381.493680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7108483314514">
                <text:p>3.47108483314514</text:p>
              </table:table-cell>
              <table:table-cell office:value-type="float" office:value="1020419.31752739">
                <text:p>1020419.31752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3539490699768">
                <text:p>3.53539490699768</text:p>
              </table:table-cell>
              <table:table-cell office:value-type="float" office:value="1020555.50659905">
                <text:p>1020555.50659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9973430633545">
                <text:p>3.59973430633545</text:p>
              </table:table-cell>
              <table:table-cell office:value-type="float" office:value="1020090.34394999">
                <text:p>1020090.34394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640362739563">
                <text:p>3.6640362739563</text:p>
              </table:table-cell>
              <table:table-cell office:value-type="float" office:value="1020684.16299471">
                <text:p>1020684.16299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2834491729736">
                <text:p>3.72834491729736</text:p>
              </table:table-cell>
              <table:table-cell office:value-type="float" office:value="1020578.20831202">
                <text:p>1020578.20831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9263377189636">
                <text:p>3.79263377189636</text:p>
              </table:table-cell>
              <table:table-cell office:value-type="float" office:value="1020892.3523273">
                <text:p>1020892.35232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5807466506958">
                <text:p>3.85807466506958</text:p>
              </table:table-cell>
              <table:table-cell office:value-type="float" office:value="1002920.29673673">
                <text:p>1002920.296736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2456316947937">
                <text:p>3.92456316947937</text:p>
              </table:table-cell>
              <table:table-cell office:value-type="float" office:value="987118.007580512">
                <text:p>987118.007580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9110794067383">
                <text:p>3.99110794067383</text:p>
              </table:table-cell>
              <table:table-cell office:value-type="float" office:value="986283.352124081">
                <text:p>986283.3521240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5754351615906">
                <text:p>4.05754351615906</text:p>
              </table:table-cell>
              <table:table-cell office:value-type="float" office:value="987904.440063018">
                <text:p>987904.440063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2401270866394">
                <text:p>4.12401270866394</text:p>
              </table:table-cell>
              <table:table-cell office:value-type="float" office:value="987404.804040288">
                <text:p>987404.8040402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9045233726501">
                <text:p>4.19045233726501</text:p>
              </table:table-cell>
              <table:table-cell office:value-type="float" office:value="987844.173453716">
                <text:p>987844.173453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569580078125">
                <text:p>4.2569580078125</text:p>
              </table:table-cell>
              <table:table-cell office:value-type="float" office:value="986863.217222033">
                <text:p>986863.2172220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2353353500366">
                <text:p>4.32353353500366</text:p>
              </table:table-cell>
              <table:table-cell office:value-type="float" office:value="985827.717316411">
                <text:p>985827.7173164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8999104499817">
                <text:p>4.38999104499817</text:p>
              </table:table-cell>
              <table:table-cell office:value-type="float" office:value="987578.379109072">
                <text:p>987578.379109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5640444755554">
                <text:p>4.45640444755554</text:p>
              </table:table-cell>
              <table:table-cell office:value-type="float" office:value="988234.264059909">
                <text:p>988234.264059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2285623550415">
                <text:p>4.52285623550415</text:p>
              </table:table-cell>
              <table:table-cell office:value-type="float" office:value="987663.417736143">
                <text:p>987663.417736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8936381340027">
                <text:p>4.58936381340027</text:p>
              </table:table-cell>
              <table:table-cell office:value-type="float" office:value="986834.915301144">
                <text:p>986834.9153011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5583682060242">
                <text:p>4.65583682060242</text:p>
              </table:table-cell>
              <table:table-cell office:value-type="float" office:value="987348.139680353">
                <text:p>987348.1396803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2228622436523">
                <text:p>4.72228622436523</text:p>
              </table:table-cell>
              <table:table-cell office:value-type="float" office:value="987698.854819902">
                <text:p>987698.8548199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8865027427673">
                <text:p>4.78865027427673</text:p>
              </table:table-cell>
              <table:table-cell office:value-type="float" office:value="988969.17966165">
                <text:p>988969.17966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5511589050293">
                <text:p>4.85511589050293</text:p>
              </table:table-cell>
              <table:table-cell office:value-type="float" office:value="987457.932784986">
                <text:p>987457.9327849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2161965370178">
                <text:p>4.92161965370178</text:p>
              </table:table-cell>
              <table:table-cell office:value-type="float" office:value="986891.520766338">
                <text:p>986891.520766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98810052871704">
                <text:p>4.98810052871704</text:p>
              </table:table-cell>
              <table:table-cell office:value-type="float" office:value="987231.289975291">
                <text:p>987231.289975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5452251434326">
                <text:p>5.05452251434326</text:p>
              </table:table-cell>
              <table:table-cell office:value-type="float" office:value="988106.564132752">
                <text:p>988106.5641327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12096786499023">
                <text:p>5.12096786499023</text:p>
              </table:table-cell>
              <table:table-cell office:value-type="float" office:value="987759.103698707">
                <text:p>987759.1036987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18742489814758">
                <text:p>5.18742489814758</text:p>
              </table:table-cell>
              <table:table-cell office:value-type="float" office:value="987585.465102012">
                <text:p>987585.4651020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25385093688965">
                <text:p>5.25385093688965</text:p>
              </table:table-cell>
              <table:table-cell office:value-type="float" office:value="988046.272860727">
                <text:p>988046.2728607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32033705711365">
                <text:p>5.32033705711365</text:p>
              </table:table-cell>
              <table:table-cell office:value-type="float" office:value="987153.405536052">
                <text:p>987153.405536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8685894012451">
                <text:p>5.38685894012451</text:p>
              </table:table-cell>
              <table:table-cell office:value-type="float" office:value="986622.702626759">
                <text:p>986622.7026267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45336222648621">
                <text:p>5.45336222648621</text:p>
              </table:table-cell>
              <table:table-cell office:value-type="float" office:value="986898.596906089">
                <text:p>986898.5969060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1981949806213">
                <text:p>5.51981949806213</text:p>
              </table:table-cell>
              <table:table-cell office:value-type="float" office:value="987581.922092831">
                <text:p>987581.9220928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8625984191895">
                <text:p>5.58625984191895</text:p>
              </table:table-cell>
              <table:table-cell office:value-type="float" office:value="987833.538933007">
                <text:p>987833.538933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65272259712219">
                <text:p>5.65272259712219</text:p>
              </table:table-cell>
              <table:table-cell office:value-type="float" office:value="987500.439897405">
                <text:p>987500.439897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1916174888611">
                <text:p>5.71916174888611</text:p>
              </table:table-cell>
              <table:table-cell office:value-type="float" office:value="987851.263261396">
                <text:p>987851.263261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78555846214294">
                <text:p>5.78555846214294</text:p>
              </table:table-cell>
              <table:table-cell office:value-type="float" office:value="988482.663985522">
                <text:p>988482.663985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5000801086426">
                <text:p>5.85000801086426</text:p>
              </table:table-cell>
              <table:table-cell office:value-type="float" office:value="1018346.92875507">
                <text:p>1018346.92875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91349816322327">
                <text:p>5.91349816322327</text:p>
              </table:table-cell>
              <table:table-cell office:value-type="float" office:value="1033735.11578426">
                <text:p>1033735.11578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97695922851563">
                <text:p>5.97695922851563</text:p>
              </table:table-cell>
              <table:table-cell office:value-type="float" office:value="1034208.92318212">
                <text:p>1034208.923182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04037189483643">
                <text:p>6.04037189483643</text:p>
              </table:table-cell>
              <table:table-cell office:value-type="float" office:value="1034998.27097589">
                <text:p>1034998.270975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10383176803589">
                <text:p>6.10383176803589</text:p>
              </table:table-cell>
              <table:table-cell office:value-type="float" office:value="1034228.35078333">
                <text:p>1034228.35078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16728782653809">
                <text:p>6.16728782653809</text:p>
              </table:table-cell>
              <table:table-cell office:value-type="float" office:value="1034290.52401241">
                <text:p>1034290.52401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23074054718018">
                <text:p>6.23074054718018</text:p>
              </table:table-cell>
              <table:table-cell office:value-type="float" office:value="1034344.93172015">
                <text:p>1034344.93172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9430556297302">
                <text:p>6.29430556297302</text:p>
              </table:table-cell>
              <table:table-cell office:value-type="float" office:value="1032517.63853704">
                <text:p>1032517.63853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35781669616699">
                <text:p>6.35781669616699</text:p>
              </table:table-cell>
              <table:table-cell office:value-type="float" office:value="1033393.62249376">
                <text:p>1033393.62249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42132019996643">
                <text:p>6.42132019996643</text:p>
              </table:table-cell>
              <table:table-cell office:value-type="float" office:value="1033517.77576374">
                <text:p>1033517.775763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4847686290741">
                <text:p>6.4847686290741</text:p>
              </table:table-cell>
              <table:table-cell office:value-type="float" office:value="1034414.89289875">
                <text:p>1034414.89289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54820346832275">
                <text:p>6.54820346832275</text:p>
              </table:table-cell>
              <table:table-cell office:value-type="float" office:value="1034636.49908105">
                <text:p>1034636.49908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1162829399109">
                <text:p>6.61162829399109</text:p>
              </table:table-cell>
              <table:table-cell office:value-type="float" office:value="1034799.84861459">
                <text:p>1034799.848614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67510414123535">
                <text:p>6.67510414123535</text:p>
              </table:table-cell>
              <table:table-cell office:value-type="float" office:value="1033968.0815514">
                <text:p>1033968.08155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73854517936707">
                <text:p>6.73854517936707</text:p>
              </table:table-cell>
              <table:table-cell office:value-type="float" office:value="1034535.40378292">
                <text:p>1034535.40378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80198431015015">
                <text:p>6.80198431015015</text:p>
              </table:table-cell>
              <table:table-cell office:value-type="float" office:value="1034566.50792422">
                <text:p>1034566.507924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86343240737915">
                <text:p>6.86343240737915</text:p>
              </table:table-cell>
              <table:table-cell office:value-type="float" office:value="1068088.4024025">
                <text:p>1068088.40240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92392492294312">
                <text:p>6.92392492294312</text:p>
              </table:table-cell>
              <table:table-cell office:value-type="float" office:value="1084960.66642493">
                <text:p>1084960.666424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98439288139343">
                <text:p>6.98439288139343</text:p>
              </table:table-cell>
              <table:table-cell office:value-type="float" office:value="1085401.28825294">
                <text:p>1085401.28825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04481077194214">
                <text:p>7.04481077194214</text:p>
              </table:table-cell>
              <table:table-cell office:value-type="float" office:value="1086300.75303756">
                <text:p>1086300.753037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052451133728">
                <text:p>7.1052451133728</text:p>
              </table:table-cell>
              <table:table-cell office:value-type="float" office:value="1086005.05021303">
                <text:p>1086005.050213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16565203666687">
                <text:p>7.16565203666687</text:p>
              </table:table-cell>
              <table:table-cell office:value-type="float" office:value="1086497.97773173">
                <text:p>1086497.977731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22607469558716">
                <text:p>7.22607469558716</text:p>
              </table:table-cell>
              <table:table-cell office:value-type="float" office:value="1086215.02550201">
                <text:p>1086215.02550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28648781776428">
                <text:p>7.28648781776428</text:p>
              </table:table-cell>
              <table:table-cell office:value-type="float" office:value="1086386.49410595">
                <text:p>1086386.494105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469352722168">
                <text:p>7.3469352722168</text:p>
              </table:table-cell>
              <table:table-cell office:value-type="float" office:value="1085769.46034275">
                <text:p>1085769.460342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40741801261902">
                <text:p>7.40741801261902</text:p>
              </table:table-cell>
              <table:table-cell office:value-type="float" office:value="1085136.01671377">
                <text:p>1085136.016713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6784138679504">
                <text:p>7.46784138679504</text:p>
              </table:table-cell>
              <table:table-cell office:value-type="float" office:value="1086202.16753869">
                <text:p>1086202.16753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52826428413391">
                <text:p>7.52826428413391</text:p>
              </table:table-cell>
              <table:table-cell office:value-type="float" office:value="1086210.73948041">
                <text:p>1086210.739480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58869862556458">
                <text:p>7.58869862556458</text:p>
              </table:table-cell>
              <table:table-cell office:value-type="float" office:value="1086005.05021303">
                <text:p>1086005.050213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64911890029907">
                <text:p>7.64911890029907</text:p>
              </table:table-cell>
              <table:table-cell office:value-type="float" office:value="1086257.88757838">
                <text:p>1086257.887578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70955300331116">
                <text:p>7.70955300331116</text:p>
              </table:table-cell>
              <table:table-cell office:value-type="float" office:value="1086009.33461155">
                <text:p>1086009.334611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76993322372437">
                <text:p>7.76993322372437</text:p>
              </table:table-cell>
              <table:table-cell office:value-type="float" office:value="1086978.47657481">
                <text:p>1086978.476574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333675861359">
                <text:p>20.8333675861359</text:p>
              </table:table-cell>
              <table:table-cell office:value-type="float" office:value="5024.09995558659">
                <text:p>5024.099955586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9156947135925">
                <text:p>20.9156947135925</text:p>
              </table:table-cell>
              <table:table-cell office:value-type="float" office:value="797209.887282258">
                <text:p>797209.8872822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9979946613312">
                <text:p>20.9979946613312</text:p>
              </table:table-cell>
              <table:table-cell office:value-type="float" office:value="797473.167400077">
                <text:p>797473.1674000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0802791118622">
                <text:p>21.0802791118622</text:p>
              </table:table-cell>
              <table:table-cell office:value-type="float" office:value="797623.361114492">
                <text:p>797623.3611144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1627035140991">
                <text:p>21.1627035140991</text:p>
              </table:table-cell>
              <table:table-cell office:value-type="float" office:value="796269.044346033">
                <text:p>796269.0443460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2451183795929">
                <text:p>21.2451183795929</text:p>
              </table:table-cell>
              <table:table-cell office:value-type="float" office:value="796361.185652336">
                <text:p>796361.185652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3274154663086">
                <text:p>21.3274154663086</text:p>
              </table:table-cell>
              <table:table-cell office:value-type="float" office:value="797500.891212965">
                <text:p>797500.8912129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4097080230713">
                <text:p>21.4097080230713</text:p>
              </table:table-cell>
              <table:table-cell office:value-type="float" office:value="797544.791192491">
                <text:p>797544.791192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4919955730438">
                <text:p>21.4919955730438</text:p>
              </table:table-cell>
              <table:table-cell office:value-type="float" office:value="797593.317845853">
                <text:p>797593.317845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5743072032928">
                <text:p>21.5743072032928</text:p>
              </table:table-cell>
              <table:table-cell office:value-type="float" office:value="797359.981832928">
                <text:p>797359.9818329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6565873622894">
                <text:p>21.6565873622894</text:p>
              </table:table-cell>
              <table:table-cell office:value-type="float" office:value="797664.963223107">
                <text:p>797664.963223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738883972168">
                <text:p>21.738883972168</text:p>
              </table:table-cell>
              <table:table-cell office:value-type="float" office:value="797505.512035854">
                <text:p>797505.5120358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8211381435394">
                <text:p>21.8211381435394</text:p>
              </table:table-cell>
              <table:table-cell office:value-type="float" office:value="797916.979840521">
                <text:p>797916.9798405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8995952606201">
                <text:p>21.8995952606201</text:p>
              </table:table-cell>
              <table:table-cell office:value-type="float" office:value="836533.413947665">
                <text:p>836533.4139476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9780747890472">
                <text:p>21.9780747890472</text:p>
              </table:table-cell>
              <table:table-cell office:value-type="float" office:value="836294.525660227">
                <text:p>836294.5256602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0564906597137">
                <text:p>22.0564906597137</text:p>
              </table:table-cell>
              <table:table-cell office:value-type="float" office:value="836973.426962603">
                <text:p>836973.4269626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1349282264709">
                <text:p>22.1349282264709</text:p>
              </table:table-cell>
              <table:table-cell office:value-type="float" office:value="836741.917341204">
                <text:p>836741.9173412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2133786678314">
                <text:p>22.2133786678314</text:p>
              </table:table-cell>
              <table:table-cell office:value-type="float" office:value="836604.598544272">
                <text:p>836604.5985442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2918109893799">
                <text:p>22.2918109893799</text:p>
              </table:table-cell>
              <table:table-cell office:value-type="float" office:value="836797.874960863">
                <text:p>836797.8749608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3702907562256">
                <text:p>22.3702907562256</text:p>
              </table:table-cell>
              <table:table-cell office:value-type="float" office:value="836291.985028922">
                <text:p>836291.9850289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448744058609">
                <text:p>22.448744058609</text:p>
              </table:table-cell>
              <table:table-cell office:value-type="float" office:value="836574.089376613">
                <text:p>836574.0893766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5271871089935">
                <text:p>22.5271871089935</text:p>
              </table:table-cell>
              <table:table-cell office:value-type="float" office:value="836683.424194715">
                <text:p>836683.4241947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.6056227684021">
                <text:p>22.6056227684021</text:p>
              </table:table-cell>
              <table:table-cell office:value-type="float" office:value="836762.264700608">
                <text:p>836762.264700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6840033531189">
                <text:p>22.6840033531189</text:p>
              </table:table-cell>
              <table:table-cell office:value-type="float" office:value="837350.221832871">
                <text:p>837350.2218328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7624218463898">
                <text:p>22.7624218463898</text:p>
              </table:table-cell>
              <table:table-cell office:value-type="float" office:value="836945.435476466">
                <text:p>836945.4354764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8367273807526">
                <text:p>22.8367273807526</text:p>
              </table:table-cell>
              <table:table-cell office:value-type="float" office:value="883272.027619842">
                <text:p>883272.0276198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9013342857361">
                <text:p>22.9013342857361</text:p>
              </table:table-cell>
              <table:table-cell office:value-type="float" office:value="1015866.64794949">
                <text:p>1015866.647949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9656567573547">
                <text:p>22.9656567573547</text:p>
              </table:table-cell>
              <table:table-cell office:value-type="float" office:value="1020358.8007176">
                <text:p>1020358.8007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029965877533">
                <text:p>23.029965877533</text:p>
              </table:table-cell>
              <table:table-cell office:value-type="float" office:value="1020570.64096214">
                <text:p>1020570.640962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0943119525909">
                <text:p>23.0943119525909</text:p>
              </table:table-cell>
              <table:table-cell office:value-type="float" office:value="1019984.51251079">
                <text:p>1019984.512510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158623456955">
                <text:p>23.158623456955</text:p>
              </table:table-cell>
              <table:table-cell office:value-type="float" office:value="1020532.805896">
                <text:p>1020532.8058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2229084968567">
                <text:p>23.2229084968567</text:p>
              </table:table-cell>
              <table:table-cell office:value-type="float" office:value="1020952.93244471">
                <text:p>1020952.93244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.2872412204742">
                <text:p>23.2872412204742</text:p>
              </table:table-cell>
              <table:table-cell office:value-type="float" office:value="1020196.19735316">
                <text:p>1020196.197353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.3515560626984">
                <text:p>23.3515560626984</text:p>
              </table:table-cell>
              <table:table-cell office:value-type="float" office:value="1020479.84151604">
                <text:p>1020479.841516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4158673286438">
                <text:p>23.4158673286438</text:p>
              </table:table-cell>
              <table:table-cell office:value-type="float" office:value="1020536.58927638">
                <text:p>1020536.589276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4801502227783">
                <text:p>23.4801502227783</text:p>
              </table:table-cell>
              <table:table-cell office:value-type="float" office:value="1020987.01192039">
                <text:p>1020987.011920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5444252490997">
                <text:p>23.5444252490997</text:p>
              </table:table-cell>
              <table:table-cell office:value-type="float" office:value="1021111.98946545">
                <text:p>1021111.989465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.6087062358856">
                <text:p>23.6087062358856</text:p>
              </table:table-cell>
              <table:table-cell office:value-type="float" office:value="1021017.30669772">
                <text:p>1021017.306697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6730074882507">
                <text:p>23.6730074882507</text:p>
              </table:table-cell>
              <table:table-cell office:value-type="float" office:value="1020695.51658701">
                <text:p>1020695.516587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7372789382935">
                <text:p>23.7372789382935</text:p>
              </table:table-cell>
              <table:table-cell office:value-type="float" office:value="1021168.80755562">
                <text:p>1021168.807555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8015553951263">
                <text:p>23.8015553951263</text:p>
              </table:table-cell>
              <table:table-cell office:value-type="float" office:value="1021089.2639997">
                <text:p>1021089.26399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866872549057">
                <text:p>23.866872549057</text:p>
              </table:table-cell>
              <table:table-cell office:value-type="float" office:value="1004820.26619945">
                <text:p>1004820.266199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933345079422">
                <text:p>23.933345079422</text:p>
              </table:table-cell>
              <table:table-cell office:value-type="float" office:value="987355.222369676">
                <text:p>987355.2223696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9997925758362">
                <text:p>23.9997925758362</text:p>
              </table:table-cell>
              <table:table-cell office:value-type="float" office:value="987727.206317882">
                <text:p>987727.2063178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066269159317">
                <text:p>24.066269159317</text:p>
              </table:table-cell>
              <table:table-cell office:value-type="float" office:value="987295.022749199">
                <text:p>987295.022749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1326975822449">
                <text:p>24.1326975822449</text:p>
              </table:table-cell>
              <table:table-cell office:value-type="float" office:value="988010.810843404">
                <text:p>988010.8108434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.1991174221039">
                <text:p>24.1991174221039</text:p>
              </table:table-cell>
              <table:table-cell office:value-type="float" office:value="988138.486020425">
                <text:p>988138.4860204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265557050705">
                <text:p>24.265557050705</text:p>
              </table:table-cell>
              <table:table-cell office:value-type="float" office:value="987844.173453716">
                <text:p>987844.1734537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3319971561432">
                <text:p>24.3319971561432</text:p>
              </table:table-cell>
              <table:table-cell office:value-type="float" office:value="987837.083747802">
                <text:p>987837.0837478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3984327316284">
                <text:p>24.3984327316284</text:p>
              </table:table-cell>
              <table:table-cell office:value-type="float" office:value="987904.440063018">
                <text:p>987904.440063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4648954868317">
                <text:p>24.4648954868317</text:p>
              </table:table-cell>
              <table:table-cell office:value-type="float" office:value="987500.439897405">
                <text:p>987500.4398974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5312993526459">
                <text:p>24.5312993526459</text:p>
              </table:table-cell>
              <table:table-cell office:value-type="float" office:value="988376.191585463">
                <text:p>988376.1915854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5977091789246">
                <text:p>24.5977091789246</text:p>
              </table:table-cell>
              <table:table-cell office:value-type="float" office:value="988287.482105097">
                <text:p>988287.4821050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.6641368865967">
                <text:p>24.6641368865967</text:p>
              </table:table-cell>
              <table:table-cell office:value-type="float" office:value="988021.449181316">
                <text:p>988021.4491813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.7305586338043">
                <text:p>24.7305586338043</text:p>
              </table:table-cell>
              <table:table-cell office:value-type="float" office:value="988110.110907309">
                <text:p>988110.110907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.7969567775726">
                <text:p>24.7969567775726</text:p>
              </table:table-cell>
              <table:table-cell office:value-type="float" office:value="988461.367670399">
                <text:p>988461.3676703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.8634023666382">
                <text:p>24.8634023666382</text:p>
              </table:table-cell>
              <table:table-cell office:value-type="float" office:value="987755.559443546">
                <text:p>987755.5594435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.9298510551453">
                <text:p>24.9298510551453</text:p>
              </table:table-cell>
              <table:table-cell office:value-type="float" office:value="987709.486440909">
                <text:p>987709.4864409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.9962837696075">
                <text:p>24.9962837696075</text:p>
              </table:table-cell>
              <table:table-cell office:value-type="float" office:value="987946.985626564">
                <text:p>987946.9856265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0626997947693">
                <text:p>25.0626997947693</text:p>
              </table:table-cell>
              <table:table-cell office:value-type="float" office:value="988195.241135948">
                <text:p>988195.2411359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129145860672">
                <text:p>25.129145860672</text:p>
              </table:table-cell>
              <table:table-cell office:value-type="float" office:value="987748.471009527">
                <text:p>987748.4710095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.1955599784851">
                <text:p>25.1955599784851</text:p>
              </table:table-cell>
              <table:table-cell office:value-type="float" office:value="988223.621138638">
                <text:p>988223.621138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.2619526386261">
                <text:p>25.2619526386261</text:p>
              </table:table-cell>
              <table:table-cell office:value-type="float" office:value="988543.008528716">
                <text:p>988543.008528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3283271789551">
                <text:p>25.3283271789551</text:p>
              </table:table-cell>
              <table:table-cell office:value-type="float" office:value="988812.874254207">
                <text:p>988812.8742542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947558403015">
                <text:p>25.3947558403015</text:p>
              </table:table-cell>
              <table:table-cell office:value-type="float" office:value="988007.264781676">
                <text:p>988007.2647816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4611625671387">
                <text:p>25.4611625671387</text:p>
              </table:table-cell>
              <table:table-cell office:value-type="float" office:value="988333.609047499">
                <text:p>988333.6090474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5275859832764">
                <text:p>25.5275859832764</text:p>
              </table:table-cell>
              <table:table-cell office:value-type="float" office:value="988085.284020101">
                <text:p>988085.2840201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5939838886261">
                <text:p>25.5939838886261</text:p>
              </table:table-cell>
              <table:table-cell office:value-type="float" office:value="988464.916992528">
                <text:p>988464.9169925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.6603977680206">
                <text:p>25.6603977680206</text:p>
              </table:table-cell>
              <table:table-cell office:value-type="float" office:value="988227.16875359">
                <text:p>988227.168753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.7267801761627">
                <text:p>25.7267801761627</text:p>
              </table:table-cell>
              <table:table-cell office:value-type="float" office:value="988695.67761863">
                <text:p>988695.677618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.7931914329529">
                <text:p>25.7931914329529</text:p>
              </table:table-cell>
              <table:table-cell office:value-type="float" office:value="988266.194199225">
                <text:p>988266.1941992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.8576166629791">
                <text:p>25.8576166629791</text:p>
              </table:table-cell>
              <table:table-cell office:value-type="float" office:value="1018731.32580611">
                <text:p>1018731.325806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.9211149215698">
                <text:p>25.9211149215698</text:p>
              </table:table-cell>
              <table:table-cell office:value-type="float" office:value="1033603.1484431">
                <text:p>1033603.14844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.9845521450043">
                <text:p>25.9845521450043</text:p>
              </table:table-cell>
              <table:table-cell office:value-type="float" office:value="1034597.61393592">
                <text:p>1034597.613935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.0479843616486">
                <text:p>26.0479843616486</text:p>
              </table:table-cell>
              <table:table-cell office:value-type="float" office:value="1034679.27611688">
                <text:p>1034679.276116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.111435174942">
                <text:p>26.111435174942</text:p>
              </table:table-cell>
              <table:table-cell office:value-type="float" office:value="1034376.02440894">
                <text:p>1034376.024408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.1748054027557">
                <text:p>26.1748054027557</text:p>
              </table:table-cell>
              <table:table-cell office:value-type="float" office:value="1035691.40058843">
                <text:p>1035691.400588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.2382552623749">
                <text:p>26.2382552623749</text:p>
              </table:table-cell>
              <table:table-cell office:value-type="float" office:value="1034391.57145434">
                <text:p>1034391.571454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.3016791343689">
                <text:p>26.3016791343689</text:p>
              </table:table-cell>
              <table:table-cell office:value-type="float" office:value="1034815.40840316">
                <text:p>1034815.408403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.3651263713837">
                <text:p>26.3651263713837</text:p>
              </table:table-cell>
              <table:table-cell office:value-type="float" office:value="1034434.32823908">
                <text:p>1034434.328239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4286026954651">
                <text:p>26.4286026954651</text:p>
              </table:table-cell>
              <table:table-cell office:value-type="float" office:value="1033960.31433411">
                <text:p>1033960.314334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4920275211334">
                <text:p>26.4920275211334</text:p>
              </table:table-cell>
              <table:table-cell office:value-type="float" office:value="1034799.84861459">
                <text:p>1034799.848614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5554909706116">
                <text:p>26.5554909706116</text:p>
              </table:table-cell>
              <table:table-cell office:value-type="float" office:value="1034170.07016924">
                <text:p>1034170.070169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6189119815826">
                <text:p>26.6189119815826</text:p>
              </table:table-cell>
              <table:table-cell office:value-type="float" office:value="1034862.09057656">
                <text:p>1034862.090576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6823906898499">
                <text:p>26.6823906898499</text:p>
              </table:table-cell>
              <table:table-cell office:value-type="float" office:value="1033921.47999805">
                <text:p>1033921.479998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7458186149597">
                <text:p>26.7458186149597</text:p>
              </table:table-cell>
              <table:table-cell office:value-type="float" office:value="1034749.28253319">
                <text:p>1034749.282533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.8092262744904">
                <text:p>26.8092262744904</text:p>
              </table:table-cell>
              <table:table-cell office:value-type="float" office:value="1035079.99642039">
                <text:p>1035079.996420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.8706369400024">
                <text:p>26.8706369400024</text:p>
              </table:table-cell>
              <table:table-cell office:value-type="float" office:value="1068739.43561293">
                <text:p>1068739.43561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.9311029911041">
                <text:p>26.9311029911041</text:p>
              </table:table-cell>
              <table:table-cell office:value-type="float" office:value="1085435.52628611">
                <text:p>1085435.526286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.9915487766266">
                <text:p>26.9915487766266</text:p>
              </table:table-cell>
              <table:table-cell office:value-type="float" office:value="1085799.43883121">
                <text:p>1085799.438831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.0520167350769">
                <text:p>27.0520167350769</text:p>
              </table:table-cell>
              <table:table-cell office:value-type="float" office:value="1085401.28825294">
                <text:p>1085401.288252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.1124770641327">
                <text:p>27.1124770641327</text:p>
              </table:table-cell>
              <table:table-cell office:value-type="float" office:value="1085538.25334695">
                <text:p>1085538.253346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.172914981842">
                <text:p>27.172914981842</text:p>
              </table:table-cell>
              <table:table-cell office:value-type="float" office:value="1085940.78829168">
                <text:p>1085940.788291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2333159446716">
                <text:p>27.2333159446716</text:p>
              </table:table-cell>
              <table:table-cell office:value-type="float" office:value="1086605.19510539">
                <text:p>1086605.195105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.2937917709351">
                <text:p>27.2937917709351</text:p>
              </table:table-cell>
              <table:table-cell office:value-type="float" office:value="1085260.07919449">
                <text:p>1085260.079194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.3543004989624">
                <text:p>27.3543004989624</text:p>
              </table:table-cell>
              <table:table-cell office:value-type="float" office:value="1084669.96646072">
                <text:p>1084669.966460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.4147527217865">
                <text:p>27.4147527217865</text:p>
              </table:table-cell>
              <table:table-cell office:value-type="float" office:value="1085683.81663939">
                <text:p>1085683.816639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.4752132892609">
                <text:p>27.4752132892609</text:p>
              </table:table-cell>
              <table:table-cell office:value-type="float" office:value="1085533.97266454">
                <text:p>1085533.972664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.5356457233429">
                <text:p>27.5356457233429</text:p>
              </table:table-cell>
              <table:table-cell office:value-type="float" office:value="1086039.32634768">
                <text:p>1086039.326347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.5961298942566">
                <text:p>27.5961298942566</text:p>
              </table:table-cell>
              <table:table-cell office:value-type="float" office:value="1085110.35215559">
                <text:p>1085110.352155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.6565539836884">
                <text:p>27.6565539836884</text:p>
              </table:table-cell>
              <table:table-cell office:value-type="float" office:value="1086189.30987977">
                <text:p>1086189.309879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.7169713973999">
                <text:p>27.7169713973999</text:p>
              </table:table-cell>
              <table:table-cell office:value-type="float" office:value="1086309.32653536">
                <text:p>1086309.326535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7773752212524">
                <text:p>27.7773752212524</text:p>
              </table:table-cell>
              <table:table-cell office:value-type="float" office:value="1086553.7281253">
                <text:p>1086553.72812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.8437719345093">
                <text:p>40.8437719345093</text:p>
              </table:table-cell>
              <table:table-cell office:value-type="float" office:value="5022.96091572143">
                <text:p>5022.96091572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